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blocksizes" style:family="table">
      <style:table-properties style:width="5.2403in" fo:margin-left="1.0097in" fo:margin-right="0in" table:align="margins"/>
    </style:style>
    <style:style style:name="blocksizes.A" style:family="table-column">
      <style:table-column-properties style:column-width="5.2403in" style:rel-column-width="65535*"/>
    </style:style>
    <style:style style:name="blocksizes.A1" style:family="table-cell">
      <style:table-cell-properties fo:padding="0.0382in" fo:border="0.0007in solid #000000"/>
    </style:style>
    <style:style style:name="Table1" style:family="table">
      <style:table-properties style:width="5.2507in" fo:margin-left="0.9993in" fo:margin-right="0in" table:align="margins"/>
    </style:style>
    <style:style style:name="Table1.A" style:family="table-column">
      <style:table-column-properties style:column-width="5.2507in" style:rel-column-width="65535*"/>
    </style:style>
    <style:style style:name="Table1.1" style:family="table-row">
      <style:table-row-properties style:keep-together="false" fo:keep-together="always"/>
    </style:style>
    <style:style style:name="Table1.A1" style:family="table-cell">
      <style:table-cell-properties fo:padding="0.0382in" fo:border="0.0007in solid #000000"/>
    </style:style>
    <style:style style:name="crontabs" style:family="table">
      <style:table-properties style:width="5.2507in" fo:margin-left="0.9993in" fo:margin-right="0in" table:align="margins"/>
    </style:style>
    <style:style style:name="crontabs.A" style:family="table-column">
      <style:table-column-properties style:column-width="5.2507in" style:rel-column-width="65535*"/>
    </style:style>
    <style:style style:name="crontabs.1" style:family="table-row">
      <style:table-row-properties style:keep-together="false" fo:keep-together="always"/>
    </style:style>
    <style:style style:name="crontabs.A1" style:family="table-cell">
      <style:table-cell-properties fo:padding="0.0382in" fo:border="0.0007in solid #000000"/>
    </style:style>
    <style:style style:name="database" style:family="table">
      <style:table-properties style:width="5.2507in" fo:margin-left="0.9993in" fo:margin-right="0in" table:align="margins"/>
    </style:style>
    <style:style style:name="database.A" style:family="table-column">
      <style:table-column-properties style:column-width="5.2507in" style:rel-column-width="65535*"/>
    </style:style>
    <style:style style:name="database.A1" style:family="table-cell">
      <style:table-cell-properties fo:padding="0.0382in" fo:border="0.0007in solid #000000"/>
    </style:style>
    <style:style style:name="discipline" style:family="table">
      <style:table-properties style:width="5.2507in" fo:margin-left="0.9993in" fo:margin-right="0in" table:align="margins"/>
    </style:style>
    <style:style style:name="discipline.A" style:family="table-column">
      <style:table-column-properties style:column-width="5.2507in" style:rel-column-width="65535*"/>
    </style:style>
    <style:style style:name="discipline.A1" style:family="table-cell">
      <style:table-cell-properties fo:padding="0.0382in" fo:border="0.0007in solid #000000"/>
    </style:style>
    <style:style style:name="encp" style:family="table">
      <style:table-properties style:width="5.2507in" fo:margin-left="0.9993in" fo:margin-right="0in" table:align="margins"/>
    </style:style>
    <style:style style:name="encp.A" style:family="table-column">
      <style:table-column-properties style:column-width="5.2507in" style:rel-column-width="65535*"/>
    </style:style>
    <style:style style:name="encp.A1" style:family="table-cell">
      <style:table-cell-properties fo:padding="0.0382in" fo:border="0.0007in solid #000000"/>
    </style:style>
    <style:style style:name="inventory" style:family="table">
      <style:table-properties style:width="5.25in" table:align="right"/>
    </style:style>
    <style:style style:name="inventory.A" style:family="table-column">
      <style:table-column-properties style:column-width="5.25in"/>
    </style:style>
    <style:style style:name="inventory.A1" style:family="table-cell">
      <style:table-cell-properties fo:padding="0.0382in" fo:border="0.0007in solid #000000"/>
    </style:style>
    <style:style style:name="priority" style:family="table">
      <style:table-properties style:width="5.2507in" fo:margin-left="0.9993in" fo:margin-right="0in" table:align="margins"/>
    </style:style>
    <style:style style:name="priority.A" style:family="table-column">
      <style:table-column-properties style:column-width="5.2507in" style:rel-column-width="65535*"/>
    </style:style>
    <style:style style:name="priority.A1" style:family="table-cell">
      <style:table-cell-properties fo:padding="0.0382in" fo:border="0.0007in solid #000000"/>
    </style:style>
    <style:style style:name="wrappersizes" style:family="table">
      <style:table-properties style:width="5.2403in" fo:margin-left="1.0097in" fo:margin-right="0in" table:align="margins"/>
    </style:style>
    <style:style style:name="wrappersizes.A" style:family="table-column">
      <style:table-column-properties style:column-width="5.2403in" style:rel-column-width="65535*"/>
    </style:style>
    <style:style style:name="wrappersizes.A1" style:family="table-cell">
      <style:table-cell-properties fo:padding="0.0382in" fo:border="0.0007in solid #000000"/>
    </style:style>
    <style:style style:name="web_5f_server" style:display-name="web_server" style:family="table">
      <style:table-properties style:width="5.2403in" fo:margin-left="1.0097in" fo:margin-right="0in" table:align="margins"/>
    </style:style>
    <style:style style:name="web_5f_server.A" style:display-name="web_server.A" style:family="table-column">
      <style:table-column-properties style:column-width="5.2403in" style:rel-column-width="65535*"/>
    </style:style>
    <style:style style:name="web_5f_server.A1" style:display-name="web_server.A1" style:family="table-cell">
      <style:table-cell-properties fo:padding="0.0382in" fo:border="0.0007in solid #000000"/>
    </style:style>
    <style:style style:name="alarm_5f_server" style:display-name="alarm_server" style:family="table">
      <style:table-properties style:width="5.2597in" fo:margin-left="0.9903in" fo:margin-right="0in" table:align="margins"/>
    </style:style>
    <style:style style:name="alarm_5f_server.A" style:display-name="alarm_server.A" style:family="table-column">
      <style:table-column-properties style:column-width="5.2597in" style:rel-column-width="65535*"/>
    </style:style>
    <style:style style:name="alarm_5f_server.A1" style:display-name="alarm_server.A1" style:family="table-cell">
      <style:table-cell-properties fo:padding="0.0382in" fo:border="0.0007in solid #000000"/>
    </style:style>
    <style:style style:name="Table2" style:family="table">
      <style:table-properties style:width="5.2403in" fo:margin-left="1.0097in" fo:margin-right="0in" table:align="margins"/>
    </style:style>
    <style:style style:name="Table2.A" style:family="table-column">
      <style:table-column-properties style:column-width="5.2403in" style:rel-column-width="65535*"/>
    </style:style>
    <style:style style:name="Table2.A1" style:family="table-cell">
      <style:table-cell-properties fo:padding="0.0382in" fo:border="0.0007in solid #000000"/>
    </style:style>
    <style:style style:name="file_5f_clerk" style:display-name="file_clerk" style:family="table">
      <style:table-properties style:width="5.2403in" fo:margin-left="1.0097in" fo:margin-right="0in" table:align="margins"/>
    </style:style>
    <style:style style:name="file_5f_clerk.A" style:display-name="file_clerk.A" style:family="table-column">
      <style:table-column-properties style:column-width="5.2403in" style:rel-column-width="65535*"/>
    </style:style>
    <style:style style:name="file_5f_clerk.1" style:display-name="file_clerk.1" style:family="table-row">
      <style:table-row-properties style:keep-together="false" fo:keep-together="always"/>
    </style:style>
    <style:style style:name="file_5f_clerk.A1" style:display-name="file_clerk.A1" style:family="table-cell">
      <style:table-cell-properties fo:padding="0.0382in" fo:border="0.0007in solid #000000"/>
    </style:style>
    <style:style style:name="volume_5f_clerk" style:display-name="volume_clerk" style:family="table">
      <style:table-properties style:width="5.2403in" fo:margin-left="1.0097in" fo:margin-right="0in" table:align="margins"/>
    </style:style>
    <style:style style:name="volume_5f_clerk.A" style:display-name="volume_clerk.A" style:family="table-column">
      <style:table-column-properties style:column-width="5.2403in" style:rel-column-width="65535*"/>
    </style:style>
    <style:style style:name="volume_5f_clerk.1" style:display-name="volume_clerk.1" style:family="table-row">
      <style:table-row-properties style:keep-together="false" fo:keep-together="always"/>
    </style:style>
    <style:style style:name="volume_5f_clerk.A1" style:display-name="volume_clerk.A1" style:family="table-cell">
      <style:table-cell-properties fo:padding="0.0382in" fo:border="0.0007in solid #000000"/>
    </style:style>
    <style:style style:name="Table3" style:family="table">
      <style:table-properties style:width="5.2403in" fo:margin-left="1.0097in" fo:margin-right="0in" table:align="margins"/>
    </style:style>
    <style:style style:name="Table3.A" style:family="table-column">
      <style:table-column-properties style:column-width="5.2403in" style:rel-column-width="65535*"/>
    </style:style>
    <style:style style:name="Table3.A1" style:family="table-cell">
      <style:table-cell-properties fo:padding="0.0382in" fo:border="0.0007in solid #000000"/>
    </style:style>
    <style:style style:name="monitor_5f_server" style:display-name="monitor_server" style:family="table">
      <style:table-properties style:width="5.2403in" fo:margin-left="1.0097in" fo:margin-right="0in" table:align="margins"/>
    </style:style>
    <style:style style:name="monitor_5f_server.A" style:display-name="monitor_server.A" style:family="table-column">
      <style:table-column-properties style:column-width="5.2403in" style:rel-column-width="65535*"/>
    </style:style>
    <style:style style:name="monitor_5f_server.1" style:display-name="monitor_server.1" style:family="table-row">
      <style:table-row-properties style:keep-together="false" fo:keep-together="always"/>
    </style:style>
    <style:style style:name="monitor_5f_server.A1" style:display-name="monitor_server.A1" style:family="table-cell">
      <style:table-cell-properties fo:padding="0.0382in" fo:border="0.0007in solid #000000"/>
    </style:style>
    <style:style style:name="ratekeeper" style:family="table">
      <style:table-properties style:width="5.2819in" fo:margin-left="0.9681in" fo:margin-right="0in" table:align="margins"/>
    </style:style>
    <style:style style:name="ratekeeper.A" style:family="table-column">
      <style:table-column-properties style:column-width="5.2819in" style:rel-column-width="65535*"/>
    </style:style>
    <style:style style:name="ratekeeper.1" style:family="table-row">
      <style:table-row-properties style:keep-together="false" fo:keep-together="always"/>
    </style:style>
    <style:style style:name="ratekeeper.A1" style:family="table-cell">
      <style:table-cell-properties fo:padding="0.0382in" fo:border="0.0007in solid #000000"/>
    </style:style>
    <style:style style:name="library_5f_manager" style:display-name="library_manager" style:family="table">
      <style:table-properties style:width="5.2819in" fo:margin-left="0.9681in" fo:margin-right="0in" table:align="margins"/>
    </style:style>
    <style:style style:name="library_5f_manager.A" style:display-name="library_manager.A" style:family="table-column">
      <style:table-column-properties style:column-width="5.2819in" style:rel-column-width="65535*"/>
    </style:style>
    <style:style style:name="library_5f_manager.1" style:display-name="library_manager.1" style:family="table-row">
      <style:table-row-properties style:keep-together="false" fo:keep-together="always"/>
    </style:style>
    <style:style style:name="library_5f_manager.A1" style:display-name="library_manager.A1" style:family="table-cell">
      <style:table-cell-properties fo:padding="0.0382in" fo:border="0.0007in solid #000000"/>
    </style:style>
    <style:style style:name="mover" style:family="table">
      <style:table-properties style:width="5.2819in" fo:margin-left="0.9681in" fo:margin-right="0in" table:align="margins"/>
    </style:style>
    <style:style style:name="mover.A" style:family="table-column">
      <style:table-column-properties style:column-width="5.2819in" style:rel-column-width="65535*"/>
    </style:style>
    <style:style style:name="mover.1" style:family="table-row">
      <style:table-row-properties style:keep-together="false" fo:keep-together="always"/>
    </style:style>
    <style:style style:name="mover.A1" style:family="table-cell">
      <style:table-cell-properties fo:padding="0.0382in" fo:border="0.0007in solid #000000"/>
    </style:style>
    <style:style style:name="mover.A2" style:family="table-cell">
      <style:table-cell-properties fo:padding="0.0382in" fo:border-left="0.0007in solid #000000" fo:border-right="0.0007in solid #000000" fo:border-top="none" fo:border-bottom="0.0007in solid #000000"/>
    </style:style>
    <style:style style:name="media_5f_changer" style:display-name="media_changer" style:family="table">
      <style:table-properties style:width="5.2611in" fo:margin-left="0.9889in" fo:margin-right="0in" table:align="margins"/>
    </style:style>
    <style:style style:name="media_5f_changer.A" style:display-name="media_changer.A" style:family="table-column">
      <style:table-column-properties style:column-width="5.2611in" style:rel-column-width="65535*"/>
    </style:style>
    <style:style style:name="media_5f_changer.1" style:display-name="media_changer.1" style:family="table-row">
      <style:table-row-properties style:keep-together="false" fo:keep-together="always"/>
    </style:style>
    <style:style style:name="media_5f_changer.A1" style:display-name="media_changer.A1" style:family="table-cell">
      <style:table-cell-properties fo:padding="0.0382in" fo:border="0.0007in solid #000000"/>
    </style:style>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able_20_Contents">
      <style:text-properties fo:font-size="7pt" style:font-size-asian="7pt" style:font-size-complex="7pt"/>
    </style:style>
    <style:style style:name="P5" style:family="paragraph" style:parent-style-name="Table_20_Contents">
      <style:text-properties fo:font-size="7pt" style:font-size-asian="7pt" style:font-size-complex="7pt" text:display="true"/>
    </style:style>
    <style:style style:name="P6" style:family="paragraph" style:parent-style-name="Table_20_Contents">
      <style:text-properties fo:font-size="8pt" style:font-size-asian="8pt" style:font-size-complex="8pt"/>
    </style:style>
    <style:style style:name="P7" style:family="paragraph" style:parent-style-name="Table_20_Contents">
      <style:text-properties fo:font-size="9pt" style:font-size-asian="9pt" style:font-size-complex="9pt"/>
    </style:style>
    <style:style style:name="P8" style:family="paragraph" style:parent-style-name="Text_20_body">
      <style:paragraph-properties fo:margin-left="1.4772in" fo:margin-right="0in" fo:text-indent="0in" style:auto-text-indent="false"/>
    </style:style>
    <style:style style:name="P9" style:family="paragraph" style:parent-style-name="Text_20_body">
      <style:paragraph-properties fo:margin-left="0.9846in" fo:margin-right="0in" fo:text-indent="0in" style:auto-text-indent="false"/>
    </style:style>
    <style:style style:name="P10" style:family="paragraph" style:parent-style-name="Text_20_body">
      <style:paragraph-properties fo:margin-left="0.9846in" fo:margin-right="0in" fo:text-indent="0in" style:auto-text-indent="false"/>
      <style:text-properties style:font-name="Nimbus Roman No9 L"/>
    </style:style>
    <style:style style:name="P11" style:family="paragraph" style:parent-style-name="Table_20_Contents">
      <style:paragraph-properties fo:margin-left="0.9846in" fo:margin-right="0in" fo:text-indent="0in" style:auto-text-indent="false"/>
      <style:text-properties style:font-name="Nimbus Roman No9 L" fo:font-size="12pt" style:font-size-asian="12pt" style:font-size-complex="12pt"/>
    </style:style>
    <style:style style:name="P12" style:family="paragraph" style:parent-style-name="Heading_20_3" style:master-page-name="">
      <style:paragraph-properties style:page-number="auto" fo:keep-with-next="auto"/>
    </style:style>
    <style:style style:name="P13" style:family="paragraph" style:parent-style-name="Footer">
      <style:paragraph-properties fo:text-align="start" style:justify-single-word="false"/>
    </style:style>
    <style:style style:name="P14" style:family="paragraph" style:parent-style-name="Table_20_Contents" style:list-style-name="L18">
      <style:paragraph-properties fo:margin-left="0.9846in" fo:margin-right="0in" fo:text-indent="0in" style:auto-text-indent="false"/>
      <style:text-properties style:font-name="Nimbus Roman No9 L" fo:font-size="12pt" style:font-size-asian="12pt" style:font-size-complex="12pt"/>
    </style:style>
    <style:style style:name="P15" style:family="paragraph" style:parent-style-name="Table_20_Contents" style:list-style-name="L18">
      <style:paragraph-properties fo:margin-left="0.9846in" fo:margin-right="0in" fo:text-indent="0in" style:auto-text-indent="false"/>
      <style:text-properties style:font-name="Nimbus Roman No9 L" fo:font-size="12pt" style:font-size-asian="12pt" style:font-size-complex="12pt"/>
    </style:style>
    <style:style style:name="P16" style:family="paragraph" style:parent-style-name="Table_20_Contents" style:list-style-name="L19">
      <style:paragraph-properties fo:margin-left="0.9846in" fo:margin-right="0in" fo:text-indent="0in" style:auto-text-indent="false"/>
      <style:text-properties style:font-name="Nimbus Roman No9 L" fo:font-size="12pt" style:font-size-asian="12pt" style:font-size-complex="12pt"/>
    </style:style>
    <style:style style:name="P17" style:family="paragraph" style:parent-style-name="Table_20_Contents" style:list-style-name="L19">
      <style:paragraph-properties fo:margin-left="0.9846in" fo:margin-right="0in" fo:text-indent="0in" style:auto-text-indent="false"/>
      <style:text-properties style:font-name="Nimbus Roman No9 L" fo:font-size="12pt" style:font-size-asian="12pt" style:font-size-complex="12pt"/>
    </style:style>
    <style:style style:name="P18" style:family="paragraph" style:parent-style-name="Table_20_Contents" style:list-style-name="L19">
      <style:paragraph-properties fo:margin-left="0.9846in" fo:margin-right="0in" fo:text-indent="0in" style:auto-text-indent="false"/>
      <style:text-properties style:font-name="Nimbus Roman No9 L" fo:font-size="12pt" style:font-size-asian="12pt" style:font-size-complex="12pt"/>
    </style:style>
    <style:style style:name="P19" style:family="paragraph" style:parent-style-name="Table_20_Contents" style:list-style-name="L20">
      <style:paragraph-properties fo:margin-left="0.9846in" fo:margin-right="0in" fo:text-indent="0in" style:auto-text-indent="false"/>
      <style:text-properties style:font-name="Nimbus Roman No9 L" fo:font-size="12pt" style:font-size-asian="12pt" style:font-size-complex="12pt"/>
    </style:style>
    <style:style style:name="P20" style:family="paragraph" style:parent-style-name="Heading_20_1" style:master-page-name="Right_20_Page">
      <style:paragraph-properties fo:margin-left="0in" fo:margin-right="0in" fo:text-indent="0in" style:auto-text-indent="false" style:page-number="auto"/>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9"/>
    <style:style style:name="P58" style:family="paragraph" style:parent-style-name="Text_20_body" style:list-style-name="L9"/>
    <style:style style:name="P59" style:family="paragraph" style:parent-style-name="Text_20_body" style:list-style-name="L9"/>
    <style:style style:name="P60" style:family="paragraph" style:parent-style-name="Text_20_body" style:list-style-name="L9">
      <style:text-properties style:font-name="Nimbus Roman No9 L"/>
    </style:style>
    <style:style style:name="P61" style:family="paragraph" style:parent-style-name="Text_20_body" style:list-style-name="L9">
      <style:text-properties style:font-name="Nimbus Roman No9 L"/>
    </style:style>
    <style:style style:name="P62" style:family="paragraph" style:parent-style-name="Text_20_body" style:list-style-name="L12">
      <style:text-properties style:font-name="Nimbus Roman No9 L"/>
    </style:style>
    <style:style style:name="P63" style:family="paragraph" style:parent-style-name="Text_20_body" style:list-style-name="L12">
      <style:text-properties style:font-name="Nimbus Roman No9 L"/>
    </style:style>
    <style:style style:name="P64" style:family="paragraph" style:parent-style-name="Text_20_body" style:list-style-name="L12">
      <style:text-properties style:font-name="Nimbus Roman No9 L"/>
    </style:style>
    <style:style style:name="P65" style:family="paragraph" style:parent-style-name="Text_20_body" style:list-style-name="L12">
      <style:text-properties style:font-name="Nimbus Roman No9 L"/>
    </style:style>
    <style:style style:name="P66" style:family="paragraph" style:parent-style-name="Text_20_body" style:list-style-name="L12">
      <style:text-properties style:font-name="Nimbus Roman No9 L"/>
    </style:style>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list-style-name="L11"/>
    <style:style style:name="P78" style:family="paragraph" style:parent-style-name="Text_20_body" style:list-style-name="L11"/>
    <style:style style:name="P79" style:family="paragraph" style:parent-style-name="Text_20_body" style:list-style-name="L11">
      <style:text-properties fo:font-weight="normal" style:font-weight-asian="normal" style:font-weight-complex="normal"/>
    </style:style>
    <style:style style:name="P80" style:family="paragraph" style:parent-style-name="Text_20_body" style:list-style-name="L11">
      <style:text-properties fo:font-weight="normal" style:font-weight-asian="normal" style:font-weight-complex="normal"/>
    </style:style>
    <style:style style:name="P81" style:family="paragraph" style:parent-style-name="Text_20_body" style:list-style-name="L11">
      <style:text-properties fo:font-weight="normal" style:font-weight-asian="normal" style:font-weight-complex="normal"/>
    </style:style>
    <style:style style:name="P82" style:family="paragraph" style:parent-style-name="Text_20_body" style:list-style-name="L12"/>
    <style:style style:name="P83" style:family="paragraph" style:parent-style-name="Text_20_body" style:list-style-name="L12"/>
    <style:style style:name="P84" style:family="paragraph" style:parent-style-name="Text_20_body" style:list-style-name="L12"/>
    <style:style style:name="P85" style:family="paragraph" style:parent-style-name="Text_20_body" style:list-style-name="L12"/>
    <style:style style:name="P86" style:family="paragraph" style:parent-style-name="Text_20_body" style:list-style-name="L12"/>
    <style:style style:name="P87" style:family="paragraph" style:parent-style-name="Text_20_body" style:list-style-name="L12"/>
    <style:style style:name="P88" style:family="paragraph" style:parent-style-name="Text_20_body" style:list-style-name="L12"/>
    <style:style style:name="P89" style:family="paragraph" style:parent-style-name="Text_20_body" style:list-style-name="L12"/>
    <style:style style:name="P90" style:family="paragraph" style:parent-style-name="Text_20_body" style:list-style-name="L12"/>
    <style:style style:name="P91" style:family="paragraph" style:parent-style-name="Text_20_body" style:list-style-name="L12"/>
    <style:style style:name="P92" style:family="paragraph" style:parent-style-name="Text_20_body" style:list-style-name="L12"/>
    <style:style style:name="P93" style:family="paragraph" style:parent-style-name="Text_20_body" style:list-style-name="L12"/>
    <style:style style:name="P94" style:family="paragraph" style:parent-style-name="Text_20_body" style:list-style-name="L12"/>
    <style:style style:name="P95" style:family="paragraph" style:parent-style-name="Text_20_body" style:list-style-name="L12"/>
    <style:style style:name="P96" style:family="paragraph" style:parent-style-name="Text_20_body" style:list-style-name="L12"/>
    <style:style style:name="P97" style:family="paragraph" style:parent-style-name="Text_20_body" style:list-style-name="L12"/>
    <style:style style:name="P98" style:family="paragraph" style:parent-style-name="Text_20_body" style:list-style-name="L12"/>
    <style:style style:name="P99" style:family="paragraph" style:parent-style-name="Text_20_body" style:list-style-name="L12"/>
    <style:style style:name="P100" style:family="paragraph" style:parent-style-name="Text_20_body" style:list-style-name="L12"/>
    <style:style style:name="P101" style:family="paragraph" style:parent-style-name="Text_20_body" style:list-style-name="L12"/>
    <style:style style:name="P102" style:family="paragraph" style:parent-style-name="Text_20_body" style:list-style-name="L12"/>
    <style:style style:name="P103" style:family="paragraph" style:parent-style-name="Text_20_body" style:list-style-name="L12"/>
    <style:style style:name="P104" style:family="paragraph" style:parent-style-name="Text_20_body" style:list-style-name="L12"/>
    <style:style style:name="P105" style:family="paragraph" style:parent-style-name="Text_20_body" style:list-style-name="L12"/>
    <style:style style:name="P106" style:family="paragraph" style:parent-style-name="Text_20_body" style:list-style-name="L15"/>
    <style:style style:name="P107" style:family="paragraph" style:parent-style-name="Text_20_body" style:list-style-name="L1"/>
    <style:style style:name="P108" style:family="paragraph" style:parent-style-name="Text_20_body" style:list-style-name="L5">
      <style:paragraph-properties fo:margin-left="1.4772in" fo:margin-right="0in" fo:text-indent="0in" style:auto-text-indent="false"/>
    </style:style>
    <style:style style:name="P109" style:family="paragraph" style:parent-style-name="Text_20_body" style:list-style-name="L5">
      <style:paragraph-properties fo:margin-left="1.4772in" fo:margin-right="0in" fo:text-indent="0in" style:auto-text-indent="false"/>
    </style:style>
    <style:style style:name="P110" style:family="paragraph" style:parent-style-name="Text_20_body" style:list-style-name="L5">
      <style:paragraph-properties fo:margin-left="1.4772in" fo:margin-right="0in" fo:text-indent="0in" style:auto-text-indent="false"/>
    </style:style>
    <style:style style:name="P111" style:family="paragraph" style:parent-style-name="Text_20_body" style:list-style-name="L5">
      <style:paragraph-properties fo:margin-left="1.4772in" fo:margin-right="0in" fo:text-indent="0in" style:auto-text-indent="false"/>
    </style:style>
    <style:style style:name="P112" style:family="paragraph" style:parent-style-name="Text_20_body" style:list-style-name="L5">
      <style:paragraph-properties fo:margin-left="1.4772in" fo:margin-right="0in" fo:text-indent="0in" style:auto-text-indent="false"/>
    </style:style>
    <style:style style:name="P113" style:family="paragraph" style:parent-style-name="Text_20_body" style:list-style-name="L5">
      <style:paragraph-properties fo:margin-left="1.4772in" fo:margin-right="0in" fo:text-indent="0in" style:auto-text-indent="false"/>
    </style:style>
    <style:style style:name="P114" style:family="paragraph" style:parent-style-name="Text_20_body" style:list-style-name="L12">
      <style:paragraph-properties fo:margin-left="0in" fo:margin-right="0in" fo:text-indent="0in" style:auto-text-indent="false"/>
    </style:style>
    <style:style style:name="P115" style:family="paragraph" style:parent-style-name="Text_20_body" style:list-style-name="L12">
      <style:paragraph-properties fo:margin-left="0.9846in" fo:margin-right="0in" fo:text-indent="0in" style:auto-text-indent="false"/>
    </style:style>
    <style:style style:name="P116" style:family="paragraph" style:parent-style-name="Text_20_body" style:list-style-name="L12">
      <style:paragraph-properties fo:margin-left="0.9846in" fo:margin-right="0in" fo:text-indent="0in" style:auto-text-indent="false"/>
    </style:style>
    <style:style style:name="P117" style:family="paragraph" style:parent-style-name="Text_20_body" style:list-style-name="L12">
      <style:paragraph-properties fo:margin-left="0.9846in" fo:margin-right="0in" fo:text-indent="0in" style:auto-text-indent="false"/>
    </style:style>
    <style:style style:name="P118" style:family="paragraph" style:parent-style-name="Text_20_body" style:list-style-name="L12">
      <style:paragraph-properties fo:margin-left="0.9846in" fo:margin-right="0in" fo:text-indent="0in" style:auto-text-indent="false"/>
    </style:style>
    <style:style style:name="P119" style:family="paragraph" style:parent-style-name="Text_20_body" style:list-style-name="L12">
      <style:paragraph-properties fo:margin-left="0.9846in" fo:margin-right="0in" fo:text-indent="0in" style:auto-text-indent="false"/>
    </style:style>
    <style:style style:name="P120" style:family="paragraph" style:parent-style-name="Text_20_body" style:list-style-name="L12">
      <style:paragraph-properties fo:margin-left="0.9846in" fo:margin-right="0in" fo:text-indent="0in" style:auto-text-indent="false"/>
    </style:style>
    <style:style style:name="P121" style:family="paragraph" style:parent-style-name="Text_20_body" style:list-style-name="L12">
      <style:paragraph-properties fo:margin-left="0.9846in" fo:margin-right="0in" fo:text-indent="0in" style:auto-text-indent="false"/>
    </style:style>
    <style:style style:name="P122" style:family="paragraph" style:parent-style-name="Text_20_body" style:list-style-name="L12">
      <style:paragraph-properties fo:margin-left="0.9846in" fo:margin-right="0in" fo:text-indent="0in" style:auto-text-indent="false"/>
    </style:style>
    <style:style style:name="P123" style:family="paragraph" style:parent-style-name="Text_20_body" style:list-style-name="L12">
      <style:paragraph-properties fo:margin-left="0.9846in" fo:margin-right="0in" fo:text-indent="0in" style:auto-text-indent="false"/>
    </style:style>
    <style:style style:name="P124" style:family="paragraph" style:parent-style-name="Text_20_body" style:list-style-name="L12">
      <style:paragraph-properties fo:margin-left="0.9846in" fo:margin-right="0in" fo:text-indent="0in" style:auto-text-indent="false"/>
    </style:style>
    <style:style style:name="P125" style:family="paragraph" style:parent-style-name="Text_20_body" style:list-style-name="L12">
      <style:paragraph-properties fo:margin-left="0.9846in" fo:margin-right="0in" fo:text-indent="0in" style:auto-text-indent="false"/>
    </style:style>
    <style:style style:name="P126" style:family="paragraph" style:parent-style-name="Text_20_body" style:list-style-name="L12">
      <style:paragraph-properties fo:margin-left="0.9846in" fo:margin-right="0in" fo:text-indent="0in" style:auto-text-indent="false"/>
    </style:style>
    <style:style style:name="P127" style:family="paragraph" style:parent-style-name="Text_20_body" style:list-style-name="L13">
      <style:paragraph-properties fo:margin-left="0.9846in" fo:margin-right="0in" fo:text-indent="0in" style:auto-text-indent="false"/>
    </style:style>
    <style:style style:name="P128" style:family="paragraph" style:parent-style-name="Text_20_body" style:list-style-name="L14">
      <style:paragraph-properties fo:margin-left="0.9846in" fo:margin-right="0in" fo:text-indent="0in" style:auto-text-indent="false"/>
    </style:style>
    <style:style style:name="P129" style:family="paragraph" style:parent-style-name="Text_20_body" style:list-style-name="L15">
      <style:paragraph-properties fo:margin-left="0.9846in" fo:margin-right="0in" fo:text-indent="0in" style:auto-text-indent="false"/>
    </style:style>
    <style:style style:name="P130" style:family="paragraph" style:parent-style-name="Text_20_body" style:list-style-name="L15">
      <style:paragraph-properties fo:margin-left="0.9846in" fo:margin-right="0in" fo:text-indent="0in" style:auto-text-indent="false"/>
    </style:style>
    <style:style style:name="P131" style:family="paragraph" style:parent-style-name="Text_20_body" style:list-style-name="L16">
      <style:paragraph-properties fo:margin-left="0.9846in" fo:margin-right="0in" fo:text-indent="0in" style:auto-text-indent="false"/>
    </style:style>
    <style:style style:name="P132" style:family="paragraph" style:parent-style-name="Text_20_body" style:list-style-name="L16">
      <style:paragraph-properties fo:margin-left="0.9846in" fo:margin-right="0in" fo:text-indent="0in" style:auto-text-indent="false"/>
    </style:style>
    <style:style style:name="P133" style:family="paragraph" style:parent-style-name="Text_20_body" style:list-style-name="L16">
      <style:paragraph-properties fo:margin-left="0.9846in" fo:margin-right="0in" fo:text-indent="0in" style:auto-text-indent="false"/>
    </style:style>
    <style:style style:name="P134" style:family="paragraph" style:parent-style-name="Text_20_body" style:list-style-name="L17">
      <style:paragraph-properties fo:margin-left="0.9846in" fo:margin-right="0in" fo:text-indent="0in" style:auto-text-indent="false"/>
    </style:style>
    <style:style style:name="P135" style:family="paragraph" style:parent-style-name="Text_20_body" style:list-style-name="L17">
      <style:paragraph-properties fo:margin-left="0.9846in" fo:margin-right="0in" fo:text-indent="0in" style:auto-text-indent="false"/>
    </style:style>
    <style:style style:name="T1" style:family="text">
      <style:text-properties style:font-name="Courier2"/>
    </style:style>
    <style:style style:name="T2" style:family="text">
      <style:text-properties style:font-name="Courier2" fo:font-weight="bold" style:font-weight-asian="bold" style:font-weight-complex="bold"/>
    </style:style>
    <style:style style:name="T3" style:family="text">
      <style:text-properties style:font-name="Nimbus Roman No9 L"/>
    </style:style>
    <style:style style:name="T4" style:family="text">
      <style:text-properties style:font-name="Nimbus Roman No9 L" fo:font-weight="normal" style:font-weight-asian="normal" style:font-weight-complex="normal"/>
    </style:style>
    <style:style style:name="T5" style:family="text">
      <style:text-properties style:font-name="Nimbus Roman No9 L"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position="super 58%"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fo:color="#800000"/>
    </style:style>
    <style:style style:name="T11" style:family="text">
      <style:text-properties fo:color="#800000" style:font-name="Nimbus Roman No9 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alphabetical-index-mark-start text:id="IMark46912792463704"/>Configuration File<text:alphabetical-index-mark-end text:id="IMark46912792463704"/></text:h>
      <text:p text:style-name="Text_20_body"/>
      <text:h text:style-name="Heading_20_2" text:outline-level="2">Configuration Descripton</text:h>
      <text:p text:style-name="Text_20_body">The Enstore configuration file is a native <text:alphabetical-index-mark-start text:id="IMark46912792463704"/>python<text:alphabetical-index-mark-end text:id="IMark46912792463704"/> file. <text:s/>This allows for a lot of flexability in setting up the configuration.</text:p>
      <text:h text:style-name="Heading_20_2" text:outline-level="2">Useful Shortcuts and Variables</text:h>
      <text:h text:style-name="Heading_20_2" text:outline-level="2">Non-server Entries</text:h>
      <text:h text:style-name="Heading_20_3" text:outline-level="3"><text:reference-mark-start text:name="blocksize configuration"/>blocksizes<text:reference-mark-end text:name="blocksize configuration"/></text:h>
      <text:p text:style-name="Text_20_body">This section defines the block sizes used when reading and writing different</text:p>
      <text:p text:style-name="Text_20_body">media types. <text:s/>The media types listed are the valid types available for the <text:span text:style-name="T2">enstore volume –add</text:span><text:span text:style-name="T4"> command in section 1.24.</text:span></text:p>
      <table:table table:name="blocksizes" table:style-name="blocksizes">
        <table:table-column table:style-name="blocksizes.A"/>
        <table:table-row>
          <table:table-cell table:style-name="blocksizes.A1" office:value-type="string">
            <text:p text:style-name="Table_20_Contents">configdict['blocksizes'] = { '8MM' <text:s text:c="6"/>: 131072,</text:p>
            <text:p text:style-name="Table_20_Contents"><text:s text:c="29"/>'DECDLT' <text:s text:c="3"/>: 131072,</text:p>
            <text:p text:style-name="Table_20_Contents"><text:s text:c="29"/>'9840' <text:s text:c="5"/>: 131072,</text:p>
            <text:p text:style-name="Table_20_Contents"><text:s text:c="29"/>'9940' <text:s text:c="5"/>: 131072,</text:p>
            <text:p text:style-name="Table_20_Contents"><text:s text:c="29"/>'9940B' <text:s text:c="4"/>: 131072,</text:p>
            <text:p text:style-name="Table_20_Contents"><text:s text:c="29"/>'3480' <text:s text:c="5"/>: 131072,</text:p>
            <text:p text:style-name="Table_20_Contents"><text:s text:c="29"/>'LTO' <text:s text:c="6"/>: 131072,</text:p>
            <text:p text:style-name="Table_20_Contents"><text:s text:c="29"/>'LTO2' <text:s text:c="5"/>: 131072,</text:p>
            <text:p text:style-name="Table_20_Contents"><text:s text:c="29"/>'LTO3' <text:s text:c="5"/>: 131072,</text:p>
            <text:p text:style-name="Table_20_Contents"><text:s text:c="29"/>'LTO4' <text:s text:c="5"/>: 131072,</text:p>
            <text:p text:style-name="Table_20_Contents"><text:s text:c="29"/>'null' <text:s text:c="5"/>: 131072,</text:p>
            <text:p text:style-name="Table_20_Contents"><text:s text:c="29"/>'diskfile' <text:s/>: 512,</text:p>
            <text:p text:style-name="Table_20_Contents"><text:s text:c="29"/>}</text:p>
          </table:table-cell>
        </table:table-row>
      </table:table>
      <text:p text:style-name="Text_20_body"/>
      <text:h text:style-name="Heading_20_3" text:outline-level="3"><text:reference-mark-start text:name="crons configuration"/>crons<text:reference-mark-end text:name="crons configuration"/></text:h>
      <text:p text:style-name="Text_20_body">These values are used by the cronjob scripts to know the locations of various files or directories, hostnames and e-mail addresses. <text:s/>Every site needs to define there own values for html_dir, log_dir, backup_dir and monitoring and <text:soft-page-break/>web.</text:p>
      <table:table table:name="Table1" table:style-name="Table1">
        <table:table-column table:style-name="Table1.A"/>
        <table:table-row table:style-name="Table1.1">
          <table:table-cell table:style-name="Table1.A1" office:value-type="string">
            <text:p text:style-name="Table_20_Contents">configdict['crons'] = {</text:p>
            <text:p text:style-name="Table_20_Contents"><text:s text:c="4"/>#'www_alias' <text:s text:c="6"/>: www_alias, #optional</text:p>
            <text:p text:style-name="Table_20_Contents"><text:s text:c="4"/>#'conf_alias' <text:s text:c="5"/>: conf_alias, #optional</text:p>
            <text:p text:style-name="Table_20_Contents"><text:s text:c="4"/>#'pnfs_alias' <text:s text:c="5"/>: pnfs_alias, #optional</text:p>
            <text:p text:style-name="Table_20_Contents"><text:s text:c="4"/>'web_node' <text:s text:c="7"/>: monitoring_and_web,</text:p>
            <text:p text:style-name="Table_20_Contents"><text:s text:c="4"/>'html_dir' <text:s text:c="7"/>: html_dir,</text:p>
            <text:p text:style-name="Table_20_Contents"><text:s text:c="4"/>'log_dir' <text:s text:c="8"/>: log_dir,</text:p>
            <text:p text:style-name="Table_20_Contents"><text:s text:c="4"/>'tmp_dir' <text:s text:c="8"/>: "/tmp",</text:p>
            <text:p text:style-name="Table_20_Contents"><text:s text:c="4"/>'email' <text:s text:c="10"/>: "enstore-auto@fnal.gov",</text:p>
            <text:p text:style-name="Table_20_Contents"><text:s text:c="4"/>'developer_email' : “enstore-devel@fnal.gov"</text:p>
            <text:p text:style-name="Table_20_Contents"><text:s text:c="4"/>'backup_node' <text:s text:c="4"/>: enstore_backup,</text:p>
            <text:p text:style-name="Table_20_Contents"><text:s text:c="4"/>'backup_dir' <text:s text:c="5"/>: backup_dir,</text:p>
            <text:p text:style-name="Table_20_Contents"><text:s text:c="4"/>'monitored_nodes' : [</text:p>
            <text:p text:style-name="Table_20_Contents"><text:s text:c="24"/>"ensrv0",</text:p>
            <text:p text:style-name="Table_20_Contents"><text:s text:c="24"/>"ensrv1",</text:p>
            <text:p text:style-name="Table_20_Contents"><text:s text:c="24"/>"ensrv2",</text:p>
            <text:p text:style-name="Table_20_Contents"><text:s text:c="24"/>"ensrv3",</text:p>
            <text:p text:style-name="Table_20_Contents"><text:s text:c="24"/>"ensrv4",</text:p>
            <text:p text:style-name="Table_20_Contents"><text:s text:c="24"/>"ensrv5",</text:p>
            <text:p text:style-name="Table_20_Contents"><text:s text:c="24"/>],</text:p>
            <text:p text:style-name="Table_20_Contents"><text:s text:c="4"/>'farmlets_dir' <text:s text:c="3"/>: "/usr/local/etc/farmlets",</text:p>
            <text:p text:style-name="Table_20_Contents"><text:s text:c="4"/>'url_dir' <text:s text:c="8"/>: "<text:a xlink:type="simple" xlink:href="http://www-en.fnal.gov/enstore/">http://www-en.fnal.gov/enstore/</text:a>",</text:p>
            <text:p text:style-name="Table_20_Contents"><text:s text:c="4"/>#'test_library_list' : [“test-9940B”],</text:p>
            <text:p text:style-name="Table_20_Contents"><text:s text:c="4"/>}</text:p>
          </table:table-cell>
        </table:table-row>
      </table:table>
      <text:list text:style-name="L1">
        <text:list-item>
          <text:p text:style-name="P21">www_alias, conf_alias and pnfs_alias are optional DNS names to identify the web server host, configuration server host and PNFS server host. <text:s/>These are not required for Enstore to work, however they can be used to more easily move services from one node to another.</text:p>
        </text:list-item>
        <text:list-item>
          <text:p text:style-name="P21">web_node is the host name of the web server.</text:p>
        </text:list-item>
        <text:list-item>
          <text:p text:style-name="P21">html_dir is the directory that the inquisitor, alarm server, monitor server and many cronjobs write html, jpg, gif and other web content too.</text:p>
        </text:list-item>
        <text:list-item>
          <text:p text:style-name="P21">log_dir is the directory that the log server writes the log files into.</text:p>
        </text:list-item>
        <text:list-item>
          <text:p text:style-name="P21">tmp_dir can be used to use a different temporary directory for some cronjobs.</text:p>
        </text:list-item>
        <text:list-item>
          <text:p text:style-name="P21">email specifies the comma separated email addresses operational important errors should be sent to.</text:p>
        </text:list-item>
        <text:list-item>
          <text:p text:style-name="P21">developer_email will at most sites be the same as email.</text:p>
        </text:list-item>
        <text:list-item>
          <text:p text:style-name="P21">backup_node defines the host that the Enstore DB and PNFS DB backups are copied to.</text:p>
        </text:list-item>
        <text:list-item>
          <text:p text:style-name="P21">backup_dir is the directory on the backup_node that the Enstore DB <text:soft-page-break/>and PNFS DB backups are copied to.</text:p>
        </text:list-item>
        <text:list-item>
          <text:p text:style-name="P21">monitored_nodes specifies the list of host names to limit the generation of cron job status plots. <text:s/>In all likelihood this should contain the current names of all the Enstore server host names; not the mover host names.</text:p>
        </text:list-item>
        <text:list-item>
          <text:p text:style-name="P21">farmlets_dir specifies the location of the farmlets files.</text:p>
        </text:list-item>
        <text:list-item>
          <text:p text:style-name="P21">url_dir indicates the base URL value for the Enstore systems web area. It is used by some cron jobs that create pages in sub directories to point to images or other web pages in this top level URL directory or predetermined sub directories.</text:p>
        </text:list-item>
        <text:list-item>
          <text:p text:style-name="P21">enstore_name should contain a unique string that defines what this instance is used for. <text:s/>Likely considerations include naming production and test stands differently. <text:s/>For sites with multiple production Enstore systems, this allows them to be given human differentiable names.</text:p>
        </text:list-item>
        <text:list-item>
          <text:p text:style-name="P21">test_library_list is used by <text:span text:style-name="T6">choose_ran_file</text:span> and <text:span text:style-name="T6">copy_ran_file</text:span> to exclude the supplied list of libraries.</text:p>
        </text:list-item>
      </text:list>
      <text:p text:style-name="Text_20_body"/>
      <text:h text:style-name="Heading_20_3" text:outline-level="3"><text:reference-mark-start text:name="crontabs configuration"/>crontabs<text:reference-mark-end text:name="crontabs configuration"/></text:h>
      <text:p text:style-name="Text_20_body">This section defines which nodes should run which cronjobs. <text:s/>If the primary key matches the name of an Enstore server then those crontab files are copied to /etc/cron.d by install_crons.py. <text:s/>Primary keys examples are <text:span text:style-name="T1">log_server</text:span> and <text:span text:style-name="T1">accounting_server</text:span>. <text:s/>The files that install_crons.py copies to /etc/cron.d are listed in each <text:span text:style-name="T1">cronfiles</text:span><text:span text:style-name="T3"> subsection. <text:s/>For the log_server, </text:span><text:span text:style-name="T3">there are </text:span><text:span text:style-name="T1">log_server</text:span><text:span text:style-name="T3"> and </text:span><text:span text:style-name="T1">log_html</text:span><text:span text:style-name="T3">. <text:s/>If the primary key is not an Enstore server, </text:span><text:span text:style-name="T1">verifying</text:span><text:span text:style-name="T3"> and </text:span><text:span text:style-name="T1">pnfs</text:span><text:span text:style-name="T3">, are two such examples, then a host subfield is required.</text:span></text:p>
      <table:table table:name="crontabs" table:style-name="crontabs">
        <table:table-column table:style-name="crontabs.A"/>
        <text:soft-page-break/>
        <table:table-row table:style-name="crontabs.1">
          <table:table-cell table:style-name="crontabs.A1" office:value-type="string">
            <text:p text:style-name="Table_20_Contents">configdict['crontabs'] = {</text:p>
            <text:p text:style-name="Table_20_Contents"><text:s text:c="4"/>'log_server' <text:s text:c="7"/>: {'cronfiles' : ["log_server",</text:p>
            <text:p text:style-name="Table_20_Contents"><text:s text:c="42"/>"log_html",</text:p>
            <text:p text:style-name="Table_20_Contents"><text:s text:c="42"/>]},</text:p>
            <text:p text:style-name="Table_20_Contents"><text:s text:c="4"/>'web_server' <text:s text:c="7"/>: {'cronfiles' : ["enstore_plots",</text:p>
            <text:p text:style-name="Table_20_Contents"><text:s text:c="42"/>"enstore_html",</text:p>
            <text:p text:style-name="Table_20_Contents"><text:s text:c="42"/>"inventory",</text:p>
            <text:p text:style-name="Table_20_Contents"><text:s text:c="42"/>"chkcrons",</text:p>
            <text:p text:style-name="Table_20_Contents"><text:s text:c="42"/>#"tab_flipping",</text:p>
            <text:p text:style-name="Table_20_Contents"><text:s text:c="42"/>],</text:p>
            <text:p text:style-name="Table_20_Contents"><text:s text:c="27"/>'host' <text:s text:c="5"/>: monitoring_and_web},</text:p>
            <text:p text:style-name="Table_20_Contents"><text:s text:c="4"/>'verifying' <text:s text:c="8"/>: {'cronfiles' : ["checkPNFS",</text:p>
            <text:p text:style-name="Table_20_Contents"><text:s text:c="42"/>"copy_ran_file",</text:p>
            <text:p text:style-name="Table_20_Contents"><text:s text:c="42"/>],</text:p>
            <text:p text:style-name="Table_20_Contents"><text:s text:c="27"/>'host' <text:s text:c="5"/>: verify_host},</text:p>
            <text:p text:style-name="Table_20_Contents"><text:s text:c="4"/>'pnfs' <text:s text:c="13"/>: {'cronfiles' : ["delfile",</text:p>
            <text:p text:style-name="Table_20_Contents"><text:s text:c="42"/>"pnfs_misc",</text:p>
            <text:p text:style-name="Table_20_Contents"><text:s text:c="42"/>],</text:p>
            <text:p text:style-name="Table_20_Contents"><text:s text:c="27"/>'host' <text:s text:c="5"/>: enstore_pnfs},</text:p>
            <text:p text:style-name="Table_20_Contents"><text:s text:c="4"/>'accounting_server' : {'cronfiles' : ["accounting_db"]},</text:p>
            <text:p text:style-name="Table_20_Contents"><text:s text:c="4"/>'drivestat_server' <text:s/>: {'cronfiles' : ["drivestat_db"]},</text:p>
            <text:p text:style-name="Table_20_Contents"><text:s text:c="4"/>'file_clerk' <text:s text:c="7"/>: {'cronfiles' : ["enstore_db"]},</text:p>
            <text:p text:style-name="Table_20_Contents"><text:s text:c="4"/>'databases' <text:s text:c="8"/>: {'cronfiles' : ["backup",</text:p>
            <text:p text:style-name="Table_20_Contents"><text:s text:c="42"/>#"backup.operation",</text:p>
            <text:p text:style-name="Table_20_Contents"><text:s text:c="42"/>#"backup2Tape",</text:p>
            <text:p text:style-name="Table_20_Contents"><text:s text:c="42"/>],</text:p>
            <text:p text:style-name="Table_20_Contents"><text:s text:c="27"/>'host' <text:s text:c="5"/>: enstore_backup},</text:p>
            <text:p text:style-name="Table_20_Contents"><text:s text:c="4"/>}</text:p>
          </table:table-cell>
        </table:table-row>
      </table:table>
      <text:p text:style-name="Text_20_body"/>
      <text:h text:style-name="Heading_20_3" text:outline-level="3"><text:reference-mark-start text:name="database configuration"/>database<text:reference-mark-end text:name="database configuration"/></text:h>
      <text:p text:style-name="Text_20_body">The volume clerk, file clerk and info_server share a single PostGreSQL database. <text:s/>The shared information for these servers to locate the database is placed here.</text:p>
      <table:table table:name="database" table:style-name="database">
        <table:table-column table:style-name="database.A"/>
        <table:table-row>
          <table:table-cell table:style-name="database.A1" office:value-type="string">
            <text:p text:style-name="Table_20_Contents">configdict['database'] <text:s text:c="4"/>= {</text:p>
            <text:p text:style-name="Table_20_Contents"><text:s text:c="4"/>'dbname': 'enstoredb',</text:p>
            <text:p text:style-name="Table_20_Contents"><text:s text:c="4"/>'dbhost': DB_host,</text:p>
            <text:p text:style-name="Table_20_Contents"><text:s text:c="4"/>'dbport': 8888,</text:p>
            <text:p text:style-name="Table_20_Contents"><text:s text:c="4"/>'dbuser': 'enstore',</text:p>
            <text:p text:style-name="Table_20_Contents"><text:s text:c="4"/>'dbserverowner': 'products',</text:p>
            <text:p text:style-name="Table_20_Contents"><text:s text:c="4"/>'dbarea':'%s/enstore-db' % (db_basedir,),</text:p>
            <text:p text:style-name="Table_20_Contents"><text:s text:c="4"/>}</text:p>
          </table:table-cell>
        </table:table-row>
      </table:table>
      <text:p text:style-name="Text_20_body"/>
      <text:h text:style-name="Heading_20_3" text:outline-level="3"><text:soft-page-break/><text:reference-mark-start text:name="discipline configuration"/>discipline<text:reference-mark-end text:name="discipline configuration"/></text:h>
      <text:p text:style-name="Text_20_body">For limiting the number of simultaneous transfers for a node. <text:s/>Nodes containing the string saen will be limited to 2 simultaneous transfers for the null library for the storage groups null_group1 and null_group2.</text:p>
      <table:table table:name="discipline" table:style-name="discipline">
        <table:table-column table:style-name="discipline.A"/>
        <table:table-row>
          <table:table-cell table:style-name="discipline.A1" office:value-type="string">
            <text:p text:style-name="P4">configdict['discipline'] = {</text:p>
            <text:p text:style-name="P4"><text:s text:c="4"/>'null.library_manager':{'null_group1':{1:{'keys':{'host':"saen"},</text:p>
            <text:p text:style-name="P4"><text:s text:c="46"/>'function':'restrict_host_access',</text:p>
            <text:p text:style-name="P4"><text:s text:c="46"/>'args':['null_group1','saen',2],</text:p>
            <text:p text:style-name="P4"><text:s text:c="46"/>'action':'ignore'},</text:p>
            <text:p text:style-name="P4"><text:s text:c="43"/>},</text:p>
            <text:p text:style-name="P4"><text:s text:c="28"/>'null_group2':{1:{'keys':{'host':"saen"},</text:p>
            <text:p text:style-name="P4"><text:s text:c="46"/>'function':'restrict_host_access',</text:p>
            <text:p text:style-name="P4"><text:s text:c="46"/>'args':['null_group2','saen',2],</text:p>
            <text:p text:style-name="P4"><text:s text:c="46"/>'action':'ignore'},</text:p>
            <text:p text:style-name="P4"><text:s text:c="43"/>},</text:p>
            <text:p text:style-name="P4"><text:s text:c="28"/>},</text:p>
            <text:p text:style-name="P4"><text:s text:c="4"/>}</text:p>
          </table:table-cell>
        </table:table-row>
      </table:table>
      <text:p text:style-name="Text_20_body"/>
      <text:h text:style-name="Heading_20_3" text:outline-level="3"><text:reference-mark-start text:name="encp configuration"/>encp<text:reference-mark-end text:name="encp configuration"/></text:h>
      <text:p text:style-name="Text_20_body">The CRC seed for new sites should set this to 1. <text:s/>For older sites, consult knowledgeable experts. <text:s/>If the this value is missing from the configuration file then the crc_seed will default to 1.</text:p>
      <table:table table:name="encp" table:style-name="encp">
        <table:table-column table:style-name="encp.A"/>
        <table:table-row>
          <table:table-cell table:style-name="encp.A1" office:value-type="string">
            <text:p text:style-name="Table_20_Contents">configdict['encp'] = {'crc_seed' : crc_seed,</text:p>
            <text:p text:style-name="Table_20_Contents"><text:s text:c="22"/>}</text:p>
          </table:table-cell>
        </table:table-row>
      </table:table>
      <text:h text:style-name="Heading_20_3" text:outline-level="3">inventory</text:h>
      <table:table table:name="inventory" table:style-name="inventory">
        <table:table-column table:style-name="inventory.A"/>
        <table:table-row>
          <table:table-cell table:style-name="inventory.A1" office:value-type="string">
            <text:p text:style-name="P4">configdict['inventory'] = {</text:p>
            <text:p text:style-name="P4"><text:s text:c="4"/>'inventory_dir' <text:s text:c="12"/>: inventory_dir,</text:p>
            <text:p text:style-name="P4"><text:s text:c="4"/>'inventory_tmp_dir' <text:s text:c="8"/>: "%s/tmp" % (inventory_dir,),</text:p>
            <text:p text:style-name="P4"><text:s text:c="4"/>'inventory_cache_dir' <text:s text:c="6"/>: "%s_cache" % (inventory_dir,),</text:p>
            <text:p text:style-name="P4"><text:s text:c="4"/>'inventory_extract_dir' <text:s text:c="4"/>: "%s/extract" % (inventory_dir,),</text:p>
            <text:p text:style-name="P4"><text:s text:c="4"/>'inventory_rcp_dir' <text:s text:c="8"/>: '%s:%s/tape_inventory' % (monitoring_and_web,</text:p>
            <text:p text:style-name="P4">html_dir,),</text:p>
            <text:p text:style-name="P4"><text:s text:c="4"/>'wpa_states' <text:s text:c="15"/>: ["full", "readonly"],</text:p>
            <text:p text:style-name="P5"><text:s text:c="4"/>'wpa_media_types' <text:s text:c="10"/>: ["9940", "9940B", "3480", "LTO4"],</text:p>
            <text:p text:style-name="P4"><text:s text:c="4"/>'wpa_excluded_libraries' <text:s text:c="3"/>: ["samnull", "testlto", "testlto2", "TEST-9940B</text:p>
            <text:p text:style-name="P4">", "D0-LTO4G1T"],</text:p>
            <text:p text:style-name="P4"><text:s text:c="4"/>}</text:p>
          </table:table-cell>
        </table:table-row>
      </table:table>
      <text:list text:style-name="L2">
        <text:list-item>
          <text:p text:style-name="P34">inventory_dir: <text:s/></text:p>
        </text:list-item>
        <text:list-item>
          <text:p text:style-name="P34">inventory_tmp_dir: <text:s/></text:p>
        </text:list-item>
        <text:list-item>
          <text:p text:style-name="P34">inventory_cache_dir: <text:s/>Directory where a local on-disk copy of the inventory is kept to skip processing volume metadata that has not been modified since the previous time the inventory cronjob was run.</text:p>
        </text:list-item>
        <text:list-item>
          <text:p text:style-name="P34">inventory_rcp_dir: <text:s/>Remote host and directory to copy the output files to once they are done being generated.</text:p>
        </text:list-item>
        <text:list-item>
          <text:p text:style-name="P34">wpa_states: <text:s/></text:p>
        </text:list-item>
        <text:list-item>
          <text:p text:style-name="P34"><text:soft-page-break/>wpa_excluded_libraries: <text:s/></text:p>
        </text:list-item>
      </text:list>
      <text:h text:style-name="Heading_20_3" text:outline-level="3"><text:reference-mark-start text:name="priority configuration"/>priority<text:reference-mark-end text:name="priority configuration"/></text:h>
      <text:p text:style-name="Text_20_body">The most common use of the priority section is to bestow admin_priority to encp transfers. <text:s/>In the following example the <text:span text:style-name="T6">null</text:span> library manager will assign <text:span text:style-name="T6">adminpri</text:span> priority to encp transfers running from the <text:span text:style-name="T6">verify_host</text:span><text:span text:style-name="T7"> as user </text:span><text:span text:style-name="T6">enstore</text:span><text:span text:style-name="T7">.</text:span></text:p>
      <table:table table:name="priority" table:style-name="priority">
        <table:table-column table:style-name="priority.A"/>
        <table:table-row>
          <table:table-cell table:style-name="priority.A1" office:value-type="string">
            <text:p text:style-name="P6">configdict['priority'] = {</text:p>
            <text:p text:style-name="P6"><text:s text:c="4"/>'null.library_manager':{'adminpri':{2:</text:p>
            <text:p text:style-name="P6"><text:s text:c="40"/>{'host': verify_host,</text:p>
            <text:p text:style-name="P6"><text:s text:c="41"/>'uname':'enstore',</text:p>
            <text:p text:style-name="P6"><text:s text:c="41"/>#'storage_group':'null_group1',</text:p>
            <text:p text:style-name="P6"><text:s text:c="41"/>#'work' : 'write_to_hsm',</text:p>
            <text:p text:style-name="P6"><text:s text:c="41"/>#'work' : 'read_from_hsm',</text:p>
            <text:p text:style-name="P6"><text:s text:c="41"/>},</text:p>
            <text:p text:style-name="P6"><text:s text:c="40"/>},</text:p>
            <text:p text:style-name="P6"><text:s text:c="28"/>},</text:p>
            <text:p text:style-name="P6"><text:s text:c="4"/>}</text:p>
          </table:table-cell>
        </table:table-row>
      </table:table>
      <text:list text:style-name="L3">
        <text:list-item>
          <text:p text:style-name="P40">host: <text:s/>if defined limits the admin priority to encp transfers from this host.</text:p>
        </text:list-item>
        <text:list-item>
          <text:p text:style-name="P40">uname: <text:s/>The user name of the owner of the encp transfer.</text:p>
        </text:list-item>
        <text:list-item>
          <text:p text:style-name="P40">storage_group: <text:s/>Limit these privileges to certain experiments or groups. <text:s/></text:p>
        </text:list-item>
        <text:list-item>
          <text:p text:style-name="P40">work: <text:s/>may be <text:span text:style-name="T6">write_to_hsm</text:span><text:span text:style-name="T7"> or </text:span><text:span text:style-name="T6">read_from_hsm</text:span><text:span text:style-name="T7">. <text:s/>These limit the priority setting to just writes or reads, respectively.</text:span></text:p>
        </text:list-item>
      </text:list>
      <text:h text:style-name="Heading_20_3" text:outline-level="3"><text:reference-mark-start text:name="wrappersizes configuration"/>wrappersizes<text:reference-mark-end text:name="wrappersizes configuration"/></text:h>
      <text:p text:style-name="Text_20_body">There are only three defined file wrappers for Enstore. <text:s/>These wrappers are used to “wrap” metadata onto the media with the data file. <text:s/>These values are what needs to be inserted into the PNFS file_family_wrapper tag, see section ???????????.</text:p>
      <table:table table:name="wrappersizes" table:style-name="wrappersizes">
        <table:table-column table:style-name="wrappersizes.A"/>
        <table:table-row>
          <table:table-cell table:style-name="wrappersizes.A1" office:value-type="string">
            <text:p text:style-name="Table_20_Contents">configdict['wrappersizes'] = { 'null' : (100L*GB) - 1,</text:p>
            <text:p text:style-name="Table_20_Contents"><text:s text:c="31"/>'cern' : long("9"*20),</text:p>
            <text:p text:style-name="Table_20_Contents"><text:s text:c="31"/>'cpio_odc' : (8L*GB) - 1,</text:p>
            <text:p text:style-name="Table_20_Contents"><text:s text:c="31"/>}</text:p>
          </table:table-cell>
        </table:table-row>
      </table:table>
      <text:p text:style-name="Text_20_body"/>
      <text:h text:style-name="P12" text:outline-level="3"><text:reference-mark-start text:name="web_server configuration"/>web_server<text:reference-mark-end text:name="web_server configuration"/></text:h>
      <text:p text:style-name="Text_20_body"><text:soft-page-break/>These are the values used by the post installation steps of the enstore_html.rpm.</text:p>
      <table:table table:name="web_server" table:style-name="web_5f_server">
        <table:table-column table:style-name="web_5f_server.A"/>
        <table:table-row>
          <table:table-cell table:style-name="web_5f_server.A1" office:value-type="string">
            <text:p text:style-name="Table_20_Contents">configdict['web_server'] = {</text:p>
            <text:p text:style-name="Table_20_Contents"><text:s text:c="4"/>'ServerHost' <text:s text:c="4"/>: web_server_host,</text:p>
            <text:p text:style-name="Table_20_Contents"><text:s text:c="4"/>'User' <text:s text:c="10"/>: 'enstore',</text:p>
            <text:p text:style-name="Table_20_Contents"><text:s text:c="4"/>'Group' <text:s text:c="9"/>: 'enstore',</text:p>
            <text:p text:style-name="Table_20_Contents"><text:s text:c="4"/>'port' <text:s text:c="10"/>: 80,</text:p>
            <text:p text:style-name="Table_20_Contents"><text:s text:c="4"/>'ServerName' <text:s text:c="4"/>: '%s.fnal.gov' % (www_alias,),</text:p>
            <text:p text:style-name="Table_20_Contents"><text:s text:c="4"/>'DocumentRoot' <text:s text:c="2"/>: "%s/html" % (httpd_dir2,),</text:p>
            <text:p text:style-name="Table_20_Contents"><text:s text:c="4"/>'ScoreBoardFile' : "%s/apache_status" % (httpd_dir,),</text:p>
            <text:p text:style-name="Table_20_Contents"><text:s text:c="4"/>'PidFile' <text:s text:c="7"/>: "%s/adm/httpd.pid" % (httpd_dir,),</text:p>
            <text:p text:style-name="Table_20_Contents"><text:s text:c="4"/>'ErrorLog' <text:s text:c="6"/>: "%s/adm/error.log" % (httpd_dir,),</text:p>
            <text:p text:style-name="Table_20_Contents"><text:s text:c="4"/>'CustomLog' <text:s text:c="5"/>: {</text:p>
            <text:p text:style-name="Table_20_Contents"><text:s text:c="8"/>'combined' : "%s/adm/access.log" % (httpd_dir,),</text:p>
            <text:p text:style-name="Table_20_Contents"><text:s text:c="8"/>'referer' <text:s/>: "%s/adm/referer.log" % (httpd_dir,),</text:p>
            <text:p text:style-name="Table_20_Contents"><text:s text:c="8"/>'agent' <text:s text:c="3"/>: "%s/adm/agent.log" % (httpd_dir,),</text:p>
            <text:p text:style-name="Table_20_Contents"><text:s text:c="8"/>},</text:p>
            <text:p text:style-name="Table_20_Contents"><text:s text:c="4"/>'ServerRoot' <text:s/>: '/etc/httpd/' ,</text:p>
            <text:p text:style-name="Table_20_Contents"><text:s text:c="4"/>'ScriptAlias' : {</text:p>
            <text:p text:style-name="Table_20_Contents"><text:s text:c="8"/>'fake' : '/cgi-bin/',</text:p>
            <text:p text:style-name="Table_20_Contents"><text:s text:c="8"/>'real' : "%s/cgi-bin/" % (httpd_dir2,),</text:p>
            <text:p text:style-name="Table_20_Contents"><text:s text:c="4"/>}</text:p>
            <text:p text:style-name="Table_20_Contents">}</text:p>
          </table:table-cell>
        </table:table-row>
      </table:table>
      <text:p text:style-name="Text_20_body"/>
      <text:h text:style-name="Heading_20_2" text:outline-level="2">Server Entries</text:h>
      <text:p text:style-name="Text_20_body">Common Entries: <text:s/>The host, port andlogname fields are mandatory. <text:s/>The rest are optional.</text:p>
      <text:list text:style-name="L4">
        <text:list-item>
          <text:p text:style-name="P44">host – The hostname of the machine the Enstore server will run on.</text:p>
        </text:list-item>
        <text:list-item>
          <text:p text:style-name="P44">hostip – Performs the same function of host. <text:s/>The additional functionality is to specify a single IP address for Enstore use on multi-homed machines.</text:p>
        </text:list-item>
        <text:list-item>
          <text:p text:style-name="P44">port – The port number the Enstore server should listen on.</text:p>
        </text:list-item>
        <text:list-item>
          <text:p text:style-name="P44">logname – The name of the server that appears in the logfile. <text:s/>Should be between 2 and 8 characters; but this is not a hard limit.</text:p>
        </text:list-item>
        <text:list-item>
          <text:p text:style-name="P44">inq_ignore – If this is defined, then the inquisitor will not monitor the server. <text:s/>This is recommended for test library manager, test media changes and test movers.</text:p>
        </text:list-item>
        <text:list-item>
          <text:p text:style-name="P44">norestart – This configuration item lets the inquisitor to know not to restart the server if it is found to be down.</text:p>
        </text:list-item>
        <text:list-item>
          <text:p text:style-name="P44">noupdown – The “enstore system” process will not look at the corresponding server when generating the Status At-A-Glance web <text:soft-page-break/>page.</text:p>
        </text:list-item>
      </text:list>
      <text:h text:style-name="Heading_20_3" text:outline-level="3"><text:reference-mark-start text:name="alarm_server configuration"/>alarm_server<text:reference-mark-end text:name="alarm_server configuration"/></text:h>
      <text:p text:style-name="Text_20_body">The only unique configuration information for the alarm server is alarm_actions. <text:s/>The only currently defined actions are for sending some e-mailable alarms straight to users instead of putting it on the alarms page. <text:s/>If the storage group is not found here then the default is to place the alarm on the alarms web page.</text:p>
      <table:table table:name="alarm_server" table:style-name="alarm_5f_server">
        <table:table-column table:style-name="alarm_5f_server.A"/>
        <table:table-row>
          <table:table-cell table:style-name="alarm_5f_server.A1" office:value-type="string">
            <text:p text:style-name="Table_20_Contents">configdict['alarm_server'] = {</text:p>
            <text:p text:style-name="Table_20_Contents"><text:s text:c="4"/>'host':alarm_server_host,</text:p>
            <text:p text:style-name="Table_20_Contents"><text:s text:c="4"/>'port':7503,</text:p>
            <text:p text:style-name="Table_20_Contents"><text:s text:c="4"/>'logname':'ALMSRV',</text:p>
            <text:p text:style-name="Table_20_Contents"><text:s text:c="4"/>'norestart':'INQ',</text:p>
            <text:p text:style-name="Table_20_Contents"><text:s text:c="4"/>'alarm_actions' : {'C' : [['send_mail', '*',</text:p>
            <text:p text:style-name="Table_20_Contents"><text:s text:c="31"/>{</text:p>
            <text:p text:style-name="Table_20_Contents"><text:s text:c="32"/>'sdss' : 'sdssdp@fnal.gov',</text:p>
            <text:p text:style-name="Table_20_Contents"><text:s text:c="32"/>}</text:p>
            <text:p text:style-name="Table_20_Contents"><text:s text:c="31"/>],</text:p>
            <text:p text:style-name="Table_20_Contents"><text:s text:c="31"/>['send_mail', '1',</text:p>
            <text:p text:style-name="Table_20_Contents"><text:s text:c="32"/>{'cms' : 'cms-t1@fnal.gov',</text:p>
            <text:p text:style-name="Table_20_Contents"><text:s text:c="32"/>}</text:p>
            <text:p text:style-name="Table_20_Contents"><text:s text:c="31"/>],</text:p>
            <text:p text:style-name="Table_20_Contents"><text:s text:c="30"/>]}</text:p>
            <text:p text:style-name="Table_20_Contents"><text:s text:c="4"/>}</text:p>
          </table:table-cell>
        </table:table-row>
      </table:table>
      <text:list text:style-name="L5">
        <text:list-item>
          <text:p text:style-name="P51">alarm_actions: The alarm type value, C in the preceding example, must be one of the following list:</text:p>
        </text:list-item>
        <text:list-item>
          <text:p text:style-name="P108">A for a regular alarm</text:p>
        </text:list-item>
        <text:list-item>
          <text:p text:style-name="P108">E for an error alarm.</text:p>
        </text:list-item>
        <text:list-item>
          <text:p text:style-name="P108">U for a User error/alarm.</text:p>
        </text:list-item>
        <text:list-item>
          <text:p text:style-name="P108">W for a Warning alarm.</text:p>
        </text:list-item>
        <text:list-item>
          <text:p text:style-name="P108">I for Information only alarm.</text:p>
        </text:list-item>
        <text:list-item>
          <text:p text:style-name="P108">C for an E-mailable alarm.</text:p>
        </text:list-item>
      </text:list>
      <text:p text:style-name="P8">There is little functional difference among these types of alarms. <text:s/>What is different is the single letter log message designation when the alarm is logged with the log server.</text:p>
      <text:p text:style-name="P8">When an alarm type of C is received by the alarm server it looks though list of possible actions. <text:s/>Currently only send_mail is defined. <text:s/>It has limit value. <text:s/>Either <text:span text:style-name="T6">*</text:span> or <text:span text:style-name="T6">1</text:span> for send an e-mail for every occurrence of the same alarm or only send it once via e-mail then put it on the <text:soft-page-break/>alarms page for every occurrence after that, respectively. <text:s/>The third element in these lists is a dictionary paring the storage group to an e-mail address or a list of comma separated e-mail addresses.</text:p>
      <text:h text:style-name="Heading_20_3" text:outline-level="3"><text:reference-mark-start text:name="event_relay configuration"/>event_relay<text:reference-mark-end text:name="event_relay configuration"/></text:h>
      <text:p text:style-name="Text_20_body">The event_relay does not contain any non-common server configuration items.</text:p>
      <text:h text:style-name="Heading_20_3" text:outline-level="3"><text:reference-mark-start text:name="log_server configuration"/>log_server<text:reference-mark-end text:name="log_server configuration"/></text:h>
      <table:table table:name="Table2" table:style-name="Table2">
        <table:table-column table:style-name="Table2.A"/>
        <table:table-row>
          <table:table-cell table:style-name="Table2.A1" office:value-type="string">
            <text:p text:style-name="Table_20_Contents">configdict['log_server'] = {</text:p>
            <text:p text:style-name="Table_20_Contents"><text:s text:c="4"/>'host':log_server_host,</text:p>
            <text:p text:style-name="Table_20_Contents"><text:s text:c="4"/>'port':7504,</text:p>
            <text:p text:style-name="Table_20_Contents"><text:s text:c="4"/>'norestart':'INQ',</text:p>
            <text:p text:style-name="Table_20_Contents"><text:s text:c="4"/>'msg_type_logs': {'MSG_TYPE=MC_LOAD_REQ' <text:s/>: 'MOUNTS-',</text:p>
            <text:p text:style-name="Table_20_Contents"><text:s text:c="22"/>'MSG_TYPE=MC_LOAD_DONE' : 'MOUNTS-',</text:p>
            <text:p text:style-name="Table_20_Contents"><text:s text:c="22"/>'MSG_TYPE=ENCP_XFER' <text:s text:c="3"/>: 'ENCPS-',</text:p>
            <text:p text:style-name="Table_20_Contents"><text:s text:c="22"/>'MSG_TYPE=EVENT_RELAY' <text:s/>: 'EVRLY-',</text:p>
            <text:p text:style-name="Table_20_Contents"><text:s text:c="22"/>'MSG_TYPE=ADD_TO_LMQ' <text:s text:c="2"/>: 'LMQADDS-'},</text:p>
            <text:p text:style-name="Table_20_Contents"><text:s text:c="4"/>'log_file_path':log_dir,</text:p>
            <text:p text:style-name="Table_20_Contents"><text:s text:c="4"/>}</text:p>
          </table:table-cell>
        </table:table-row>
      </table:table>
      <text:list text:style-name="L6">
        <text:list-item>
          <text:p text:style-name="P52">log_file_path refers to the directory that the log files are to be written into. <text:s/>In the example, the log_dir variable is used to hold the actual directory name.</text:p>
        </text:list-item>
        <text:list-item>
          <text:p text:style-name="P52">msg_type_logs </text:p>
        </text:list-item>
      </text:list>
      <text:h text:style-name="Heading_20_3" text:outline-level="3"><text:reference-mark-start text:name="file_clerk configuration"/>file_clerk<text:reference-mark-end text:name="file_clerk configuration"/></text:h>
      <table:table table:name="file_clerk" table:style-name="file_5f_clerk">
        <table:table-column table:style-name="file_5f_clerk.A"/>
        <table:table-row table:style-name="file_5f_clerk.1">
          <table:table-cell table:style-name="file_5f_clerk.A1" office:value-type="string">
            <text:p text:style-name="Table_20_Contents">configdict['file_clerk'] = {</text:p>
            <text:p text:style-name="Table_20_Contents"><text:s text:c="4"/>'host':file_clerk_host,</text:p>
            <text:p text:style-name="Table_20_Contents"><text:s text:c="4"/>'port':7501,</text:p>
            <text:p text:style-name="Table_20_Contents"><text:s text:c="4"/>'logname':'FILSRV',</text:p>
            <text:p text:style-name="Table_20_Contents"><text:s text:c="4"/>'norestart':'INQ',</text:p>
            <text:p text:style-name="Table_20_Contents"><text:s text:c="4"/>'brand':'D0MS',</text:p>
            <text:p text:style-name="Table_20_Contents">}</text:p>
          </table:table-cell>
        </table:table-row>
      </table:table>
      <text:list text:style-name="L7">
        <text:list-item>
          <text:p text:style-name="P54">brand: <text:s/>Brand is an optional field. If set it names characters that appear at the be beginning of every bit file id (BFID). <text:s/>If this is not set, then a suitable brand string is determined based on the hostname. There is no limit on the length, though 4 alpha numeric characters is recommended. <text:s/>The last brand character must be alphabetical only. <text:s/>This field is used to differentiate different Enstore systems running at a single site; in which case it is <text:span text:style-name="T6">strongly</text:span><text:span text:style-name="T7"> recommended to be used.</text:span></text:p>
        </text:list-item>
      </text:list>
      <text:h text:style-name="Heading_20_3" text:outline-level="3"><text:soft-page-break/><text:reference-mark-start text:name="volume_clerk configuration"/>volume_clerk<text:reference-mark-end text:name="volume_clerk configuration"/></text:h>
      <table:table table:name="volume_clerk" table:style-name="volume_5f_clerk">
        <table:table-column table:style-name="volume_5f_clerk.A"/>
        <table:table-row table:style-name="volume_5f_clerk.1">
          <table:table-cell table:style-name="volume_5f_clerk.A1" office:value-type="string">
            <text:p text:style-name="Table_20_Contents">configdict['volume_clerk'] = {</text:p>
            <text:p text:style-name="Table_20_Contents"><text:s text:c="4"/>'host':volume_clerk_host,</text:p>
            <text:p text:style-name="Table_20_Contents"><text:s text:c="4"/>'port':7502,</text:p>
            <text:p text:style-name="Table_20_Contents"><text:s text:c="4"/>'logname':'VOLSRV',</text:p>
            <text:p text:style-name="Table_20_Contents"><text:s text:c="4"/>'norestart':'INQ',</text:p>
            <text:p text:style-name="Table_20_Contents"><text:s text:c="4"/>'max_noaccess_cnt' : vol_max_noaccess_cnt,</text:p>
            <text:p text:style-name="Table_20_Contents">}</text:p>
          </table:table-cell>
        </table:table-row>
      </table:table>
      <text:list text:style-name="L8">
        <text:list-item>
          <text:p text:style-name="P55">max_noaccess_cnt: <text:s/></text:p>
        </text:list-item>
      </text:list>
      <text:h text:style-name="Heading_20_3" text:outline-level="3"><text:reference-mark-start text:name="info_server configuration"/>info_server<text:reference-mark-end text:name="info_server configuration"/></text:h>
      <table:table table:name="Table3" table:style-name="Table3">
        <table:table-column table:style-name="Table3.A"/>
        <table:table-row>
          <table:table-cell table:style-name="Table3.A1" office:value-type="string">
            <text:p text:style-name="Table_20_Contents">configdict['info_server'] = {</text:p>
            <text:p text:style-name="Table_20_Contents"><text:s text:c="4"/>'host': info_server_host,</text:p>
            <text:p text:style-name="Table_20_Contents"><text:s text:c="4"/>'port': 7777,</text:p>
            <text:p text:style-name="Table_20_Contents"><text:s text:c="4"/>'logname': 'INFSRV',</text:p>
            <text:p text:style-name="Table_20_Contents"><text:s text:c="4"/>'norestart':'INQ',</text:p>
            <text:p text:style-name="Table_20_Contents"><text:s text:c="4"/>}</text:p>
          </table:table-cell>
        </table:table-row>
      </table:table>
      <text:h text:style-name="Heading_20_3" text:outline-level="3"><text:reference-mark-start text:name="pnfs_agent configuration"/>pnfs_agent<text:reference-mark-end text:name="pnfs_agent configuration"/></text:h>
      <text:p text:style-name="Text_20_body">Reserved for future use.</text:p>
      <text:h text:style-name="Heading_20_3" text:outline-level="3"><text:reference-mark-start text:name="monitor_server configuration"/>monitor_server<text:reference-mark-end text:name="monitor_server configuration"/></text:h>
      <table:table table:name="monitor_server" table:style-name="monitor_5f_server">
        <table:table-column table:style-name="monitor_5f_server.A"/>
        <table:table-row table:style-name="monitor_5f_server.1">
          <table:table-cell table:style-name="monitor_5f_server.A1" office:value-type="string">
            <text:p text:style-name="P6">configdict['monitor_server'] = {</text:p>
            <text:p text:style-name="P6"><text:s text:c="4"/>'html_dir' <text:s text:c="9"/>: html_dir,</text:p>
            <text:p text:style-name="P6"><text:s text:c="4"/>'html_gen_host' <text:s text:c="4"/>: web_server_host,</text:p>
            <text:p text:style-name="P6"><text:s text:c="4"/>'refresh' <text:s text:c="10"/>: 3600,</text:p>
            <text:p text:style-name="P6"><text:s text:c="4"/>'veto_nodes' <text:s text:c="7"/>: {'watertaxi': 'not in system my reason'},</text:p>
            <text:p text:style-name="P6"><text:s text:c="4"/>'block_size' <text:s text:c="7"/>: 65536,</text:p>
            <text:p text:style-name="P6"><text:s text:c="4"/>'block_count' <text:s text:c="6"/>: 160,</text:p>
            <text:p text:style-name="P6"><text:s text:c="4"/>'default_timeout' <text:s text:c="2"/>: 3,</text:p>
            <text:p text:style-name="P6"><text:s text:c="4"/>}</text:p>
          </table:table-cell>
        </table:table-row>
      </table:table>
      <text:list text:style-name="L9">
        <text:list-item>
          <text:p text:style-name="P56">html_dir: Must point to the same location as the html_dir field in the <text:span text:style-name="T1">crons</text:span> section of the configuration file.</text:p>
        </text:list-item>
        <text:list-item>
          <text:p text:style-name="P56">html_gen_host: This refers to the host running the monitor server that also is running the web server. <text:s/>It is important for the monitor server specified here to be running all the time.</text:p>
        </text:list-item>
        <text:list-item>
          <text:p text:style-name="P56">refresh:</text:p>
        </text:list-item>
        <text:list-item>
          <text:p text:style-name="P56">veto_nodes: This is a list of hosts to skip during the <text:span text:style-name="T1">enstore network</text:span><text:span text:style-name="T3"> check. <text:s/>A reason for each host is also allowed.</text:span></text:p>
        </text:list-item>
        <text:list-item>
          <text:p text:style-name="P60">block_size and block_count: <text:s/>These two values multiplied together <text:soft-page-break/>represent the amount of data sent during each <text:span text:style-name="T1">enstore network</text:span> rate test performed. <text:s/>The values listed in the example are known to work well for Fast Ethernet speeds.</text:p>
        </text:list-item>
        <text:list-item>
          <text:p text:style-name="P60">default_timeout: <text:s/>Amount of time to wait for a response from a monitor server running on each node. <text:s/>After this timeout <text:span text:style-name="T1">enstore network</text:span> skips to the next node in the list.</text:p>
        </text:list-item>
      </text:list>
      <text:h text:style-name="Heading_20_3" text:outline-level="3"><text:reference-mark-start text:name="ratekeeper configuration"/>ratekeeper<text:reference-mark-end text:name="ratekeeper configuration"/></text:h>
      <table:table table:name="ratekeeper" table:style-name="ratekeeper">
        <table:table-column table:style-name="ratekeeper.A"/>
        <table:table-row table:style-name="ratekeeper.1">
          <table:table-cell table:style-name="ratekeeper.A1" office:value-type="string">
            <text:p text:style-name="Table_20_Contents">configdict['ratekeeper'] = {</text:p>
            <text:p text:style-name="Table_20_Contents"><text:s text:c="4"/>'host' <text:s text:c="13"/>: ratekeeper_host,</text:p>
            <text:p text:style-name="Table_20_Contents"><text:s text:c="4"/>'port' <text:s text:c="13"/>: 55511,</text:p>
            <text:p text:style-name="Table_20_Contents"><text:s text:c="4"/>'norestart' <text:s text:c="8"/>: 'INQ',</text:p>
            <text:p text:style-name="Table_20_Contents"><text:s text:c="4"/>'noupdown' <text:s text:c="9"/>: 'efb',</text:p>
            <text:p text:style-name="Table_20_Contents"><text:s text:c="4"/>'logname' <text:s text:c="10"/>: 'RATSRV',</text:p>
            <text:p text:style-name="Table_20_Contents"><text:s text:c="4"/>'dir' <text:s text:c="14"/>: ratekeeper_dir,</text:p>
            <text:p text:style-name="Table_20_Contents"><text:s text:c="4"/>'tmp' <text:s text:c="14"/>: "%s/tmp/" % (ratekeeper_dir,),</text:p>
            <text:p text:style-name="Table_20_Contents"><text:s text:c="4"/>'ps' <text:s text:c="15"/>: '%s/*rates.ps' % (html_dir,),</text:p>
            <text:p text:style-name="Table_20_Contents"><text:s text:c="4"/>'jpg' <text:s text:c="14"/>: '%s/*rates.jpg' % (html_dir,),</text:p>
            <text:p text:style-name="Table_20_Contents"><text:s text:c="4"/>'stamp' <text:s text:c="12"/>: '%s/*rates_stamp.jpg' % (html_dir,),</text:p>
            <text:p text:style-name="Table_20_Contents"><text:s text:c="4"/>}</text:p>
          </table:table-cell>
        </table:table-row>
      </table:table>
      <text:list text:style-name="L10">
        <text:list-item>
          <text:p text:style-name="P67">dir: <text:s/>Deprecated field that names the directory where the ratekeeper rate files are written into. <text:s/>This information be default is automatically inserted into the accounting database. <text:s/>If this field is set then the rate information is written to the text files and the database.</text:p>
        </text:list-item>
        <text:list-item>
          <text:p text:style-name="P67">tmp, ps, jpg and stamp: These are deprecated fields used by makeplot. <text:s/>The enstore plot command has superseded makeplot.</text:p>
        </text:list-item>
      </text:list>
      <text:h text:style-name="Heading_20_3" text:outline-level="3"><text:soft-page-break/><text:reference-mark-start text:name="library_manager configuration"/>library_manager<text:reference-mark-end text:name="library_manager configuration"/></text:h>
      <table:table table:name="library_manager" table:style-name="library_5f_manager">
        <table:table-column table:style-name="library_5f_manager.A"/>
        <table:table-row table:style-name="library_5f_manager.1">
          <table:table-cell table:style-name="library_5f_manager.A1" office:value-type="string">
            <text:p text:style-name="Table_20_Contents">configdict['9940B.library_manager'] ={ </text:p>
            <text:p text:style-name="Table_20_Contents"><text:s text:c="4"/>'host':library_manager_host,</text:p>
            <text:p text:style-name="Table_20_Contents"><text:s text:c="4"/>'port':7522,</text:p>
            <text:p text:style-name="Table_20_Contents"><text:s text:c="4"/>'encp_port':7523</text:p>
            <text:p text:style-name="Table_20_Contents"><text:s text:c="4"/>'mover_port':7524</text:p>
            <text:p text:style-name="Table_20_Contents"><text:s text:c="4"/>'logname':'9940BLM',</text:p>
            <text:p text:style-name="Table_20_Contents"><text:s text:c="4"/>'norestart':'INQ',</text:p>
            <text:p text:style-name="Table_20_Contents"># <text:s text:c="3"/>'blank_error_increment':'5',</text:p>
            <text:p text:style-name="Table_20_Contents"># <text:s text:c="3"/>'max_encp_retries':3,</text:p>
            <text:p text:style-name="Table_20_Contents"># <text:s text:c="3"/>'max_suspect_movers':'3',</text:p>
            <text:p text:style-name="Table_20_Contents"><text:s text:c="4"/>'max_file_size':(200L*GB) - 1,</text:p>
            <text:p text:style-name="Table_20_Contents"><text:s text:c="4"/>'min_file_size':100*MB,</text:p>
            <text:p text:style-name="Table_20_Contents"><text:s text:c="4"/>'CleanTapeVolumeFamily': 'CLEAN.CleanFileFamily.noWrapper',</text:p>
            <text:p text:style-name="Table_20_Contents"><text:s text:c="4"/>'suspect_volume_expiration_time':3600*24,</text:p>
            <text:p text:style-name="Table_20_Contents"><text:s text:c="4"/>'legal_encp_version':legal_encp_version,</text:p>
            <text:p text:style-name="Table_20_Contents"><text:s text:c="4"/>'storage_group_limits':{'cms':10,</text:p>
            <text:p text:style-name="Table_20_Contents"><text:s text:c="28"/>'cdf':10,</text:p>
            <text:p text:style-name="Table_20_Contents"><text:s text:c="28"/>'D0':10,</text:p>
            <text:p text:style-name="Table_20_Contents"><text:s text:c="27"/>},</text:p>
            <text:p text:style-name="Table_20_Contents"><text:s text:c="4"/>'max_requests':10000,</text:p>
            <text:p text:style-name="Table_20_Contents"><text:s text:c="4"/>'lock':"nowrite",</text:p>
            <text:p text:style-name="Table_20_Contents">}</text:p>
          </table:table-cell>
        </table:table-row>
      </table:table>
      <text:p text:style-name="Text_20_body">All the library manager specific configuration options are optional.</text:p>
      <text:list text:style-name="L11">
        <text:list-item>
          <text:p text:style-name="P69">encp_port: <text:s/>An alternate port that only <text:span text:style-name="T6">encp</text:span> v3_8 and later uses for submitting file requests. <text:s/>This is an optional value and the default for encps is to use regular port number if this is not specified.</text:p>
        </text:list-item>
        <text:list-item>
          <text:p text:style-name="P69">mover_port: <text:s/>An alternate port that only movers use for communicating with the library manager. <text:s/>This is an optional value and the default for movers is to use regular port number if this is not specified.</text:p>
        </text:list-item>
        <text:list-item>
          <text:p text:style-name="P69">blank_error_increment: <text:s/>In case of FTT_EBLANK errors, do not set the volume NOACCESS until the error count is greater than ( max_suspect_movers + blank_error_increment ). <text:s/>This is an optional value and the default is 5.</text:p>
        </text:list-item>
        <text:list-item>
          <text:p text:style-name="P69">max_encp_retries: <text:s/>This allows an administrator to up the number of attempts encp can try to this library before it gives up because of two many errors. <text:s/>This is an optional value and the default is 3.</text:p>
        </text:list-item>
        <text:list-item>
          <text:p text:style-name="P69">max_suspect_movers – This value is the number suspect movers that a single volume read or write can fail on before the volume is set <text:soft-page-break/>NOACCESS. <text:s/>This is an optional field and the default is 3.</text:p>
        </text:list-item>
        <text:list-item>
          <text:p text:style-name="P69">max_file_size: This represents the maximum filesize that can be written to this library. <text:s/>This should be set to the maximum size of the associated media. <text:s/>If not present the default is 2GB - 2kb.</text:p>
        </text:list-item>
        <text:list-item>
          <text:p text:style-name="P69">min_file_size: <text:s/>Minimum size that is allowed to write to tape. <text:s/>This would allow an administrator to prevent a user from writing small files into permanent media storage. <text:s/>This is an optional field and the default is 0.</text:p>
        </text:list-item>
        <text:list-item>
          <text:p text:style-name="P69">CleanTapeVolumeFamily: <text:s/>This lists the volume family for the cleaning tapes belonging to this library manager.</text:p>
        </text:list-item>
        <text:list-item>
          <text:p text:style-name="P69">suspect_volume_expiration_time: Duration a volume will remain blacklisted from a particular mover. <text:s/>See also—get-suspect-vols. <text:s/>The default time is 24 hours.</text:p>
        </text:list-item>
        <text:list-item>
          <text:p text:style-name="P69">legal_encp_version: This is the oldest version of encp allowed to access the system. <text:s/>An example value would be <text:span text:style-name="T6">v3_7</text:span><text:span text:style-name="T7">. <text:s/>As of March 21</text:span><text:span text:style-name="T8">st</text:span><text:span text:style-name="T7"> 2008 this value is </text:span><text:span text:style-name="T6">v3_6c</text:span><text:span text:style-name="T7">. <text:s/>This is an optional field.</text:span></text:p>
        </text:list-item>
        <text:list-item>
          <text:p text:style-name="P79">lock: <text:s/>This is the default state the library manager will go into when started or the <text:span text:style-name="T6">enstore library –stop-draining</text:span> command is issued. The possible values are: pause, lock, noread and nowrite. <text:s/>See the section 1.8 for more information.</text:p>
        </text:list-item>
        <text:list-item>
          <text:p text:style-name="P79">storage_group_limits – Sets the fair share limits for the specified storage groups to access tape drives. <text:s/>This is optional and by default there are no fair share limits.</text:p>
        </text:list-item>
        <text:list-item>
          <text:p text:style-name="P79">max_requests – The maximum number of requests the library manager will place into the queue. <text:s/>An admin priority request will always be added to the queue, even if it means exceeding this limit. <text:s/>When the limit is reached and a new (non-admin) request arrives the library manager will reply to the the encp with a successfully queued request message, but will not add it to the queue. <text:s/>Encps resend pending requests every 15 minutes<text:note text:id="ftn1" text:note-class="footnote"><text:note-citation>1</text:note-citation><text:note-body><text:p text:style-name="Footnote">Encps resend pending requests every 15 minutes by default. <text:s/>It is possible to modify that time using the encp –resubmit-timeout switch.</text:p></text:note-body></text:note>, if the queue is not full then, the request will be added to the queue. <text:s/>This is optional and the default .is 2000.</text:p>
        </text:list-item>
      </text:list>
      <text:h text:style-name="Heading_20_3" text:outline-level="3"><text:soft-page-break/><text:reference-mark-start text:name="mover configuration"/>mover<text:reference-mark-end text:name="mover configuration"/></text:h>
      <table:table table:name="mover" table:style-name="mover">
        <table:table-column table:style-name="mover.A"/>
        <table:table-row table:style-name="mover.1">
          <table:table-cell table:style-name="mover.A1" office:value-type="string">
            <text:p text:style-name="P7">configdict['null.mover'] = {</text:p>
            <text:p text:style-name="P7"><text:s text:c="4"/>'host':'enmvr1a',</text:p>
            <text:p text:style-name="P7"><text:s text:c="4"/>'port':7530,</text:p>
            <text:p text:style-name="P7"><text:s text:c="4"/>'logname':'NULMV',</text:p>
            <text:p text:style-name="P7"><text:s text:c="4"/>'norestart':'INQ',</text:p>
            <text:p text:style-name="P7"><text:s text:c="4"/>'max_buffer':50*MB,</text:p>
            <text:p text:style-name="P7"><text:s text:c="4"/>'library':'null.library_manager',</text:p>
            <text:p text:style-name="P7"># <text:s text:c="3"/>'library':['test.library_manager', 'null.library_manager'],</text:p>
            <text:p text:style-name="P7"><text:s text:c="4"/>'device':'/dev/null',</text:p>
            <text:p text:style-name="P7"><text:s text:c="4"/>'driver':'NullDriver',</text:p>
            <text:p text:style-name="P7"><text:s text:c="4"/>'mc_device':'-1',</text:p>
            <text:p text:style-name="P7"><text:s text:c="4"/>'media_changer':'null.media_changer',</text:p>
            <text:p text:style-name="P7">}</text:p>
          </table:table-cell>
        </table:table-row>
        <table:table-row table:style-name="mover.1">
          <table:table-cell table:style-name="mover.A2" office:value-type="string">
            <text:p text:style-name="P7">configdict['D31DLTO.mover'] = {</text:p>
            <text:p text:style-name="P7"><text:s text:c="4"/>'host': 'enmvr17a',</text:p>
            <text:p text:style-name="P7"><text:s text:c="4"/>'port': 7545,</text:p>
            <text:p text:style-name="P7"><text:s text:c="4"/>'logname': 'D31DMV',</text:p>
            <text:p text:style-name="P7"><text:s text:c="4"/>'noupdown':'dmb',</text:p>
            <text:p text:style-name="P7"><text:s text:c="4"/>'inq_ignore':'dmb',</text:p>
            <text:p text:style-name="P7"># <text:s text:c="3"/>'data_ip':'enmvr17a',</text:p>
            <text:p text:style-name="P7"># <text:s text:c="3"/>'do_eject':'yes',</text:p>
            <text:p text:style-name="P7"><text:s text:c="4"/>'statistics_path': '/tmp/enstore/enstore/D31DLTO.stat',</text:p>
            <text:p text:style-name="P7"><text:s text:c="4"/>'max_consecutive_failures': mvr_max_consecutive_failures,</text:p>
            <text:p text:style-name="P7"><text:s text:c="4"/>'max_failures': mvr_max_failures,</text:p>
            <text:p text:style-name="P7"># <text:s text:c="3"/>'failure_interval' : 3600,</text:p>
            <text:p text:style-name="P7"><text:s text:c="4"/>'compression':0,</text:p>
            <text:p text:style-name="P7"><text:s text:c="4"/>'check_written_file': lto_mvr_check_f,</text:p>
            <text:p text:style-name="P7"><text:s text:c="4"/>'max_buffer' : 1*GB,</text:p>
            <text:p text:style-name="P7"># <text:s text:c="3"/>'min_buffer' : 8 * MB,</text:p>
            <text:p text:style-name="P7"><text:s text:c="4"/>'max_rate':lto_rate,</text:p>
            <text:p text:style-name="P7"><text:s text:c="4"/>'mount_delay':30,</text:p>
            <text:p text:style-name="P7"><text:s text:c="4"/>'max_dismount_delay':max_dismount_delay,</text:p>
            <text:p text:style-name="P7"><text:s text:c="4"/>'dismount_delay':dismount_delay,</text:p>
            <text:p text:style-name="P7"><text:s text:c="4"/>'update_interval':5,</text:p>
            <text:p text:style-name="P7"><text:s text:c="4"/>'library': 'testlto.library_manager',</text:p>
            <text:p text:style-name="P7"><text:s text:c="4"/>'device' : '/dev/rmt/tps0d4n',</text:p>
            <text:p text:style-name="P7"><text:s text:c="4"/>'driver' : 'FTTDriver',</text:p>
            <text:p text:style-name="P7"><text:s text:c="4"/>'mc_device':'D31D',</text:p>
            <text:p text:style-name="P7"><text:s text:c="4"/>'media_changer':'aml2.media_changer',</text:p>
            <text:p text:style-name="P7"><text:s text:c="4"/>'syslog_entry':low_level_diag_pattern,</text:p>
            <text:p text:style-name="P7"><text:s text:c="4"/>'do_cleaning':'No',</text:p>
            <text:p text:style-name="P7"><text:s text:c="4"/>'norestart':'INQ',</text:p>
            <text:p text:style-name="P7"># <text:s text:c="3"/>'send_stats':1,</text:p>
            <text:p text:style-name="P7"># <text:s text:c="3"/>'connect_timeout' : 5,</text:p>
            <text:p text:style-name="P7"># <text:s text:c="3"/>'connect_retries' : 4,</text:p>
            <text:p text:style-name="P7"><text:s text:c="4"/>}</text:p>
          </table:table-cell>
        </table:table-row>
        <text:soft-page-break/>
        <table:table-row table:style-name="mover.1">
          <table:table-cell table:style-name="mover.A2" office:value-type="string">
            <text:p text:style-name="P7">configdict['disk.mover'] = {</text:p>
            <text:p text:style-name="P7"><text:s text:c="4"/>'device':'/data',</text:p>
            <text:p text:style-name="P7"><text:s text:c="4"/>'type':'DiskMover',</text:p>
            <text:p text:style-name="P7"><text:s text:c="4"/>'host':'rain',</text:p>
            <text:p text:style-name="P7"><text:s text:c="4"/>'hostip':'131.225.84.108',</text:p>
            <text:p text:style-name="P7"><text:s text:c="4"/>'ip_map':'rain', #disk mover only</text:p>
            <text:p text:style-name="P7"><text:s text:c="4"/>'port':7531,</text:p>
            <text:p text:style-name="P7"><text:s text:c="4"/>'library':['disk.library_manager',] ,</text:p>
            <text:p text:style-name="P7"><text:s text:c="4"/>'driver':'DiskDriver',</text:p>
            <text:p text:style-name="P7"><text:s text:c="4"/>'mc_device':'1',</text:p>
            <text:p text:style-name="P7"><text:s text:c="4"/>'logname':'DISKMV',</text:p>
            <text:p text:style-name="P7"><text:s text:c="4"/>'update_interval':5,</text:p>
            <text:p text:style-name="P7"><text:s text:c="4"/>'connect_timeout':10,</text:p>
            <text:p text:style-name="P7"><text:s text:c="4"/>'connect_retries':15,</text:p>
            <text:p text:style-name="P7"><text:s text:c="4"/>}</text:p>
          </table:table-cell>
        </table:table-row>
      </table:table>
      <text:list text:style-name="L12">
        <text:list-item>
          <text:p text:style-name="P82">connect_timeout: <text:s/>The number of seconds to wait for a connection to the encp process to be established. <text:s/>Default is 15 seconds. <text:s/>This timeout is waited for <text:span text:style-name="T1">connect_retries</text:span><text:span text:style-name="T3"> number of times.</text:span></text:p>
        </text:list-item>
        <text:list-item>
          <text:p text:style-name="P82">connect_retries: <text:s/>The number of times the mover tries to connect back to the requesting encp process. <text:s/>Default is 4 which yields 4 total attempts. <text:s/>The length of each connection attempt is defined by <text:span text:style-name="T1">connect_timeout</text:span><text:span text:style-name="T3">.</text:span></text:p>
        </text:list-item>
        <text:list-item>
          <text:p text:style-name="P82">dismount_delay: <text:s/>Number of seconds a mounted volume should stay mounted in a drive without a new request for the mounted volume. <text:s/>If the counter expires the volume is dismounted. <text:s/>This is useful in use cases where a new request might take longer than the default 60 seconds to arrive at the library manager; where it higher than 60 is hoped to prevent frequent mounts and dismounts of the same volume over and over again. <text:s/>Setting this value to high for general use may impact other requests waiting for a mover in an otherwise idle Enstore system. <text:s/>Setting this to a negative value will prevent the volume from being automatically dismounted. <text:s/>See the <text:span text:style-name="T6">encp --dismount-delay</text:span> switch for specifying this value for a single encp's amount of files.</text:p>
        </text:list-item>
        <text:list-item>
          <text:p text:style-name="P82">failure_interval: <text:s/>If the <text:span text:style-name="T1">max_failures</text:span><text:span text:style-name="T3"> number of error occurs within this number of seconds the mover will go offline. <text:s/>Default is 3600 seconds (1 hour).</text:span></text:p>
        </text:list-item>
        <text:list-item>
          <text:p text:style-name="P82"><text:span text:style-name="T11">get_remaining_from_stats</text:span><text:span text:style-name="T3">: <text:s/></text:span></text:p>
        </text:list-item>
        <text:list-item>
          <text:p text:style-name="P82">library: <text:s/>The name of the library manager to contact for work. <text:s/>This value can be a single string or a list containing the libraries to contact. The order the library managers are contacted is the order listed in the configuration.</text:p>
        </text:list-item>
        <text:list-item>
          <text:p text:style-name="P82"><text:span text:style-name="T10">log_state</text:span>:</text:p>
        </text:list-item>
        <text:list-item>
          <text:p text:style-name="P82"><text:soft-page-break/>max_buffer: <text:s/>Maximum amount of memory the mover should use when buffing data on and off of tape. <text:s/>This value is optional and defaults to 8 MB in bytes.</text:p>
        </text:list-item>
        <text:list-item>
          <text:p text:style-name="P82">max_dismount_delay: <text:s/>Maximum number of seconds that can be set in for the dismount delay. <text:s/>In a proper configuration this will always be grater than or equal to the dismount delay. <text:s/>This value is more useful as a way to limit the values specified using the <text:span text:style-name="T6">encp --dismount-delay</text:span> switch.</text:p>
        </text:list-item>
        <text:list-item>
          <text:p text:style-name="P82">max_consecutive_failures: <text:s/>This number of consecutive errors will set the mover offline. <text:s/>Default is 2.</text:p>
        </text:list-item>
        <text:list-item>
          <text:p text:style-name="P82">max_failures: <text:s/>This number of errors in the <text:span text:style-name="T1">failure_interval</text:span><text:span text:style-name="T3"> will set the mover offline. <text:s/>Default is 3.</text:span></text:p>
        </text:list-item>
        <text:list-item>
          <text:p text:style-name="P82"><text:span text:style-name="T11">max_in_state_cnt</text:span><text:span text:style-name="T3">: <text:s/></text:span></text:p>
        </text:list-item>
        <text:list-item>
          <text:p text:style-name="P82">max_rate: <text:s/>Highly recommended optional value to specify the maximum write rate of the drive. <text:s/>Defaults to 11.2 MB per second.</text:p>
        </text:list-item>
        <text:list-item>
          <text:p text:style-name="P82"><text:span text:style-name="T10">max_time_in_state</text:span>: <text:s/></text:p>
        </text:list-item>
        <text:list-item>
          <text:p text:style-name="P82">media_changer: <text:s/>The name of the media changer to contact for mounting and dismounting volumes. <text:s/>This value is not specified for disk movers.</text:p>
        </text:list-item>
        <text:list-item>
          <text:p text:style-name="P82">min_buffer: <text:s/>Minimum amount of memory the mover allocates for buffering the data transfer. <text:s/>This value is optional and defaults to 64 MB in bytes.</text:p>
        </text:list-item>
        <text:list-item>
          <text:p text:style-name="P82">mount_delay: <text:s/>Number of seconds to wait after media changer mount completes before opening the tape device (i.e. /dev/rmt/tps0d0n or /dev/null). <text:s/>This is an optional value with the default for tape movers 15 seconds and for null movers 0 seconds.</text:p>
        </text:list-item>
        <text:list-item>
          <text:p text:style-name="P82">restart_on_error: <text:s/>The mover restarts itself automatically if it does into the error state. <text:s/>Default does not restart. <text:s/>Set to 1 to enable this feature. <text:s/>Most modern drives, like 9940A/B and LTO, are reliable enough that when the movers go into error state something is likely wrong.</text:p>
        </text:list-item>
        <text:list-item>
          <text:p text:style-name="P82">send_stats: <text:s/>Send the drive statistics to the drivestat server to be inserted into the drive statistics database table; which are used to populate the tape drive statistics web page. <text:s/>Optional boolean value; default is 1 for enabled.</text:p>
        </text:list-item>
        <text:list-item>
          <text:p text:style-name="P82"><text:span text:style-name="T10">statistics_path</text:span>: <text:s/></text:p>
        </text:list-item>
        <text:list-item>
          <text:p text:style-name="P82"><text:soft-page-break/>update_interval: <text:s/>Interval in seconds between requests of the mover to the library_manager requesting the next item in the queue. <text:s/>Optional value, default is 15 seconds. <text:s/>Smaller values are better when the use case is to submit one request at a time, instead of submitting multiple requests from the beginning.</text:p>
          <text:list>
            <text:list-item>
              <text:list>
                <text:list-header>
                  <text:p text:style-name="P114">The following are mover type specific values.</text:p>
                </text:list-header>
              </text:list>
            </text:list-item>
          </text:list>
        </text:list-item>
        <text:list-item>
          <text:p text:style-name="P115">device:</text:p>
          <text:list>
            <text:list-item>
              <text:p text:style-name="P115">Tape movers: <text:s/>This represents the path to the tape drives device file. <text:s/>An example on Linux would be: <text:s/>/dev/rmt/tps0d1n.<text:note text:id="ftn2" text:note-class="footnote"><text:note-citation>2</text:note-citation><text:note-body><text:p text:style-name="Footnote">The /dev/rmt/tps*d*n pattern is not the native Linux tape device. <text:s/>See the FTT mkscsidev.Linux utility for more information into creating Enstore compatible tape devices.</text:p></text:note-body></text:note></text:p>
            </text:list-item>
            <text:list-item>
              <text:p text:style-name="P115">Disk movers: <text:s/>This represents the path to use for writing incomming files. <text:s/>If multiple disk movers are running on a single host, they should have unique paths.</text:p>
            </text:list-item>
            <text:list-item>
              <text:p text:style-name="P115">Null movers: <text:s/>/dev/null</text:p>
            </text:list-item>
          </text:list>
        </text:list-item>
        <text:list-item>
          <text:p text:style-name="P115">driver:</text:p>
          <text:list>
            <text:list-item>
              <text:p text:style-name="P115">Tape movers: <text:s/>FTTDriver</text:p>
            </text:list-item>
            <text:list-item>
              <text:p text:style-name="P115">Disk movers: <text:s/>DiskMover</text:p>
            </text:list-item>
            <text:list-item>
              <text:p text:style-name="P115">Null movers: <text:s/>NullDriver</text:p>
            </text:list-item>
          </text:list>
        </text:list-item>
        <text:list-item>
          <text:p text:style-name="P115">mc_device:</text:p>
          <text:list>
            <text:list-item>
              <text:p text:style-name="P115">Tape movers: <text:s/>This field tells the mover the name the robot calls the attached tape drive. <text:s/>For STK robots an example value is the comma separated value: 1,1,10,8. <text:s/>For ADIC robots an example value is: D41D.</text:p>
            </text:list-item>
            <text:list-item>
              <text:p text:style-name="P115">Disk movers: <text:s/>1</text:p>
            </text:list-item>
            <text:list-item>
              <text:p text:style-name="P115">Null movers: <text:s/>-1</text:p>
            </text:list-item>
          </text:list>
        </text:list-item>
      </text:list>
      <text:p text:style-name="P9">The following are tape mover specific values.</text:p>
      <text:list text:style-name="L13">
        <text:list-item>
          <text:p text:style-name="P127"><text:span text:style-name="T10">blank_error_increment</text:span>: <text:s/></text:p>
        </text:list-item>
      </text:list>
      <text:list text:style-name="L12">
        <text:list-item text:start-value="1">
          <text:p text:style-name="P62">check_first_written_file: <text:s/>This enables a re-read of the first written file after a tape is mounted to recalculate and verify the CRC of the file on tape. <text:s/>Default is 0, which disables this check.</text:p>
        </text:list-item>
        <text:list-item>
          <text:p text:style-name="P62">check_written_file: <text:s/>This enables a periodic check after a file is written to tape. <text:s/>It looks for silent corruptions in the data while the file was being written. <text:s/>If this value is greater than 0, it randomly re-reads newly written files to recalculate the CRC as often as the value specifies. <text:s/>A value of 1 will run this check after every file. <text:s/>Default is <text:soft-page-break/>0, which disables this check.</text:p>
        </text:list-item>
        <text:list-item>
          <text:p text:style-name="P62">Compression: <text:s/>This is considered an optional configuration value. <text:s/>However, in almost every situation it should be set to 0. <text:s/>Anything else (including None) will enable drive compression of the data. <text:s/>Enabling drive compression is not recommended because of the reduced drive rates and compressing already compressed data (from compress or gzip) increases the size of the data on tape.</text:p>
        </text:list-item>
        <text:list-item>
          <text:p text:style-name="P62">do_cleaning: <text:s/>Enable the mover to clean the drive when the cleaning bit is set on the drive.</text:p>
        </text:list-item>
        <text:list-item>
          <text:p text:style-name="P82">do_eject: <text:s/>Eject the tape on dismount. <text:s/>This is enabled by default. Possible values are <text:span text:style-name="T1">yes</text:span><text:span text:style-name="T3"> and </text:span><text:span text:style-name="T1">no</text:span><text:span text:style-name="T3">.</text:span></text:p>
        </text:list-item>
        <text:list-item>
          <text:p text:style-name="P82"><text:span text:style-name="T11">media_type</text:span><text:span text:style-name="T3">:</text:span></text:p>
        </text:list-item>
        <text:list-item>
          <text:p text:style-name="P62">single_filemark: <text:s/>Default value is 0. <text:s/>Recommended value is 1 for most modern drives. <text:s/>Some older drives (Mammoth 1 for example) designated End-of-Data with two consecutive file marks. <text:s/>Thus, it is important after every write for two file marks to be written. <text:s/>This has the downside that when writing many files sequentially, the tape first must be rewound to between the two file marks before the next file can be written. <text:s/>Stopping, rewinding and writing after each file takes a longer time and puts more ware and tear on the tapes and the drives than does writing one file mark then starting to write the next file.</text:p>
        </text:list-item>
        <text:list-item>
          <text:p text:style-name="P82"><text:span text:style-name="T3">syslog_entry: <text:s/>Expression to match in the Linux syslog for the low </text:span><text:span text:style-name="T3">level drive failure diagnostics. <text:s/>This value is optional. <text:s/>A typical value is </text:span><text:span text:style-name="T1">sense|st[0-9]</text:span><text:span text:style-name="T3">when it is set.</text:span></text:p>
        </text:list-item>
      </text:list>
      <text:p text:style-name="P10">The following are disk mover specific values.</text:p>
      <text:list text:style-name="L14">
        <text:list-item>
          <text:p text:style-name="P128"><text:span text:style-name="T3">type: <text:s/>Technically, this is not specific to disk movers, but is only required to be set by them, since the default is for Tape/Null movers. <text:s/>The default is the empty string (“”), but the other possible values are: </text:span><text:span text:style-name="T1">Mover</text:span><text:span text:style-name="T3"> and </text:span><text:span text:style-name="T1">DiskMover</text:span><text:span text:style-name="T3"> for Tape/Null and Disk movers respectively.</text:span></text:p>
        </text:list-item>
      </text:list>
      <text:h text:style-name="Heading_20_3" text:outline-level="3"><text:soft-page-break/><text:reference-mark-start text:name="media_changer configuration"/>media_changer<text:reference-mark-end text:name="media_changer configuration"/></text:h>
      <table:table table:name="media_changer" table:style-name="media_5f_changer">
        <table:table-column table:style-name="media_5f_changer.A"/>
        <table:table-row table:style-name="media_5f_changer.1">
          <table:table-cell table:style-name="media_5f_changer.A1" office:value-type="string">
            <text:p text:style-name="Table_20_Contents">configdict['SL8500.media_changer'] = {</text:p>
            <text:p text:style-name="Table_20_Contents"><text:s text:c="4"/>'host':media_changer_host,</text:p>
            <text:p text:style-name="Table_20_Contents"><text:s text:c="4"/>'port':7508,</text:p>
            <text:p text:style-name="Table_20_Contents"><text:s text:c="4"/>'logname':'SL8500MC',</text:p>
            <text:p text:style-name="Table_20_Contents"><text:s text:c="4"/>'type':'STK_MediaLoader',</text:p>
            <text:p text:style-name="Table_20_Contents"><text:s text:c="4"/>'norestart':'INQ',</text:p>
            <text:p text:style-name="Table_20_Contents"><text:s text:c="4"/>'acls_host':'fntt-gcc',</text:p>
            <text:p text:style-name="Table_20_Contents"><text:s text:c="4"/>'acls_uname':'acsss',</text:p>
            <text:p text:style-name="Table_20_Contents"><text:s text:c="4"/>'DriveCleanTime':{'LTO3':[60,1],</text:p>
            <text:p text:style-name="Table_20_Contents"><text:s text:c="22"/>'LTO4':[60,1],</text:p>
            <text:p text:style-name="Table_20_Contents"><text:s text:c="22"/>},</text:p>
            <text:p text:style-name="Table_20_Contents"><text:s text:c="4"/>'tape_library':"GCC StreamLine 8500",</text:p>
            <text:p text:style-name="Table_20_Contents"><text:s text:c="4"/>}</text:p>
            <text:p text:style-name="Table_20_Contents"/>
            <text:p text:style-name="Table_20_Contents">configdict['aml2.media_changer'] = {</text:p>
            <text:p text:style-name="Table_20_Contents"><text:s text:c="4"/>'host':media_changer_host,</text:p>
            <text:p text:style-name="Table_20_Contents"><text:s text:c="4"/>'port':7525,</text:p>
            <text:p text:style-name="Table_20_Contents"><text:s text:c="4"/>'logname':'AML2MC',</text:p>
            <text:p text:style-name="Table_20_Contents"><text:s text:c="4"/>'type':'AML2_MediaLoader',</text:p>
            <text:p text:style-name="Table_20_Contents"><text:s text:c="4"/>'norestart':'INQ',</text:p>
            <text:p text:style-name="Table_20_Contents"><text:s text:c="4"/>'RobotArm':'Both',</text:p>
            <text:p text:style-name="Table_20_Contents"><text:s text:c="4"/>'IdleTimeHome':30000000,</text:p>
            <text:p text:style-name="Table_20_Contents"><text:s text:c="4"/>'DriveCleanTime':{'DE':[60,1],</text:p>
            <text:p text:style-name="Table_20_Contents"><text:s text:c="22"/>'DC':[60,1],</text:p>
            <text:p text:style-name="Table_20_Contents"><text:s text:c="22"/>'DM':[60,1],</text:p>
            <text:p text:style-name="Table_20_Contents"><text:s text:c="22"/>'D3':[120,2]</text:p>
            <text:p text:style-name="Table_20_Contents"><text:s text:c="22"/>},</text:p>
            <text:p text:style-name="Table_20_Contents"><text:s text:c="4"/>'IOBoxMedia':{'ACI_8MM':['E01','E08'],</text:p>
            <text:p text:style-name="Table_20_Contents"><text:s text:c="18"/>'ACI_LTO':['E03','E05','E06'],</text:p>
            <text:p text:style-name="Table_20_Contents"><text:s text:c="18"/>'ACI_DECDLT':['E02','E04','E07']},</text:p>
            <text:p text:style-name="Table_20_Contents"><text:s text:c="4"/>'tape_library':"D0 AML/2",</text:p>
            <text:p text:style-name="Table_20_Contents"><text:s text:c="4"/>}</text:p>
          </table:table-cell>
        </table:table-row>
      </table:table>
      <text:list text:style-name="L15">
        <text:list-item>
          <text:p text:style-name="P106">type: <text:s/>This field declares the type of robot that this media changer will be interfacing with. <text:s/>Valid values for this field are: <text:s/></text:p>
          <text:list>
            <text:list-item>
              <text:p text:style-name="P129">STK_MediaLoader for StorageTek (now Sun Microsystems) 9310 Powderhorn Silos and StreamLine 8500s.</text:p>
            </text:list-item>
            <text:list-item>
              <text:p text:style-name="P129">AML2_MediaLoader for ADIC (now Quantum) AML/2 Quadratower or the AML/J.</text:p>
            </text:list-item>
          </text:list>
        </text:list-item>
      </text:list>
      <text:list text:style-name="L16">
        <text:list-item>
          <text:list>
            <text:list-item>
              <text:p text:style-name="P131">RDD_MediaLoader for manually loading a tape.</text:p>
            </text:list-item>
            <text:list-item>
              <text:p text:style-name="P131">MTX_MediaLoader for Overland 8000 stackers.</text:p>
            </text:list-item>
            <text:list-item>
              <text:p text:style-name="P131">IBM_MediaLoader for IBM robots using SMC.</text:p>
            </text:list-item>
          </text:list>
        </text:list-item>
      </text:list>
      <text:p text:style-name="P8">It is important to note that there is not a media changer for disk volumes.</text:p>
      <text:list text:style-name="L17">
        <text:list-item>
          <text:p text:style-name="P134">DriveCleanTime: <text:s/></text:p>
        </text:list-item>
        <text:list-item>
          <text:p text:style-name="P134"><text:soft-page-break/>tape_library: <text:s/>This is the string identifying the associated robot. <text:s/>This is an optional value, but is very useful to differentiate robots for a site that has multiple robots of the same type (i.e. “STK Silo room1” and “STK Silo room2”). <text:s/>One ramification of not specifying this value will be that the Slot Usage and Drive Utilization plots will not be created.</text:p>
        </text:list-item>
      </text:list>
      <text:p text:style-name="P9">For configuration ite<text:span text:style-name="T9">ms specific to t</text:span><text:span text:style-name="T5">he STK_MediaLoader:</text:span></text:p>
      <text:list text:style-name="L18">
        <text:list-item>
          <text:p text:style-name="P14">acls_host: <text:s/>The name of the host running the STK robot(s).</text:p>
        </text:list-item>
        <text:list-item>
          <text:p text:style-name="P14">acls_uname: <text:s/>The name of the user used to rsh as into the acls_host.</text:p>
        </text:list-item>
      </text:list>
      <text:p text:style-name="P11">For configuration items specific to the AML2_MediaLoader:</text:p>
      <text:list text:style-name="L19">
        <text:list-item>
          <text:p text:style-name="P16">RobotArm: <text:s/>Specifies which side of the AML/2 the media changer controls. <text:s/>R1, R2, or Both are the valid values. <text:s/>For AML/J use R1.</text:p>
        </text:list-item>
        <text:list-item>
          <text:p text:style-name="P16"><text:span text:style-name="T10">IdleTimeHome</text:span>: <text:s/></text:p>
        </text:list-item>
        <text:list-item>
          <text:p text:style-name="P16"><text:span text:style-name="T10">IOBoxMedia</text:span>: <text:s/></text:p>
        </text:list-item>
      </text:list>
      <text:p text:style-name="P11">For configuration items specific to Manual_MediaLoader:</text:p>
      <text:list text:style-name="L20">
        <text:list-item>
          <text:p text:style-name="P19">test: <text:s/>If this is any value that evaluates to boolean true; then the dialog box asking for confirmation that the tape has been inserted into the drive includes additional button choices. <text:s/>The additional button choices name specific errors to simulate for testing purpos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in" fo:border-left="none" fo:border-right="none" fo:border-top="none" fo:border-bottom="0.0138in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Courier"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1"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 fo:font-size="8pt" fo:font-style="normal" fo:font-weight="normal"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
      </style:footer>
    </style:master-page>
    <style:master-page style:name="Left_20_Page" style:display-name="Left Page" style:page-layout-name="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1"><text:page-number text:select-page="current"/></text:p>
            </table:table-cell>
            <table:table-cell table:style-name="left_5f_page_5f_footer.A1" office:value-type="string">
              <text:p text:style-name="P2"><text:chapter text:display="name" text:outline-level="1"/></text:p>
            </table:table-cell>
          </table:table-row>
        </table:table>
        <text:p text:style-name="P3"/>
      </style:footer>
    </style:master-page>
    <style:master-page style:name="Right_20_Page" style:display-name="Right Page" style:page-layout-name="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2"><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Michael Zalokar</meta:initial-creator>
    <meta:creation-date>2008-01-25T16:01:33</meta:creation-date>
    <dc:date>2009-08-28T16:48:01</dc:date>
    <meta:editing-cycles>161</meta:editing-cycles>
    <meta:editing-duration>PT5H20M8S</meta:editing-duration>
    <meta:user-defined meta:name="Info 1"/>
    <meta:user-defined meta:name="Info 2"/>
    <meta:user-defined meta:name="Info 3"/>
    <meta:user-defined meta:name="Info 4"/>
    <meta:document-statistic meta:table-count="22" meta:image-count="0" meta:object-count="0" meta:page-count="20" meta:paragraph-count="495" meta:word-count="4503" meta:character-count="32125"/>
  </office:meta>
</office:document-meta>
</file>